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4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94.65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31.35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32.91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5.2pt"/>
    </style:style>
    <style:style style:name="co13" style:family="table-column">
      <style:table-column-properties fo:break-before="auto" style:column-width="39.09pt"/>
    </style:style>
    <style:style style:name="co14" style:family="table-column">
      <style:table-column-properties fo:break-before="auto" style:column-width="33.45pt"/>
    </style:style>
    <style:style style:name="co15" style:family="table-column">
      <style:table-column-properties fo:break-before="auto" style:column-width="22.59pt"/>
    </style:style>
    <style:style style:name="co16" style:family="table-column">
      <style:table-column-properties fo:break-before="auto" style:column-width="24.69pt"/>
    </style:style>
    <style:style style:name="co17" style:family="table-column">
      <style:table-column-properties fo:break-before="auto" style:column-width="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"/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eeeee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30"/>
    <style:style style:name="ce44" style:family="table-cell" style:parent-style-name="Default" style:data-style-name="N131"/>
    <style:style style:name="ce3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6.65pt" svg:height="217.47pt" svg:x="0.23pt" svg:y="809.83pt">
            <draw:object draw:notify-on-update-of-ranges="Sheet1.B51:Sheet1.B61 Sheet1.C50:Sheet1.C50 Sheet1.C51:Sheet1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D-300 um" draw:style-name="gr1" draw:text-style-name="P1" svg:width="389.48pt" svg:height="226.12pt" svg:x="403.99pt" svg:y="771.9pt">
            <draw:object draw:notify-on-update-of-ranges="Sheet1.B22:Sheet1.B38 Sheet1.C22:Sheet1.C38 Sheet1.B41:Sheet1.B42 Sheet1.C41:Sheet1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89.48pt" svg:height="226.12pt" svg:x="888.83pt" svg:y="474.12pt">
            <draw:object draw:notify-on-update-of-ranges="Sheet1.B22:Sheet1.B32 Sheet1.D22:Sheet1.D32 Sheet1.B41:Sheet1.B42 Sheet1.C41:Sheet1.C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float" office:value="380.9" calcext:value-type="float">
            <text:p>380.9</text:p>
          </table:table-cell>
          <table:table-cell table:style-name="ce9" office:value-type="float" office:value="20.51" calcext:value-type="float">
            <text:p>20.51</text:p>
          </table:table-cell>
          <table:table-cell table:style-name="ce12" table:formula="of:=[.C2]*300" office:value-type="float" office:value="6153" calcext:value-type="float">
            <text:p>6153</text:p>
          </table:table-cell>
          <table:table-cell table:style-name="ce19" table:formula="of:=[.C2]*265" office:value-type="float" office:value="5435.15" calcext:value-type="float">
            <text:p>543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C (BF 172.24)</text:p>
          </table:table-cell>
          <table:table-cell table:style-name="ce10" office:value-type="float" office:value="203.3" calcext:value-type="float">
            <text:p>203.3</text:p>
          </table:table-cell>
          <table:table-cell table:style-name="ce10" office:value-type="float" office:value="29.29" calcext:value-type="float">
            <text:p>29.29</text:p>
          </table:table-cell>
          <table:table-cell table:style-name="ce12" table:formula="of:=[.C3]*300" office:value-type="float" office:value="8787" calcext:value-type="float">
            <text:p>8787</text:p>
          </table:table-cell>
          <table:table-cell table:style-name="ce19" table:formula="of:=[.C3]*265" office:value-type="float" office:value="7761.85" calcext:value-type="float">
            <text:p>776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20.17" calcext:value-type="float">
            <text:p>20.17</text:p>
          </table:table-cell>
          <table:table-cell table:style-name="ce12" table:formula="of:=[.C4]*300" office:value-type="float" office:value="6051" calcext:value-type="float">
            <text:p>6051</text:p>
          </table:table-cell>
          <table:table-cell table:style-name="ce19" table:formula="of:=[.C4]*265" office:value-type="float" office:value="5345.05" calcext:value-type="float">
            <text:p>534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B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12.85" calcext:value-type="float">
            <text:p>12.85</text:p>
          </table:table-cell>
          <table:table-cell table:style-name="ce12" table:formula="of:=[.C5]*300" office:value-type="float" office:value="3855" calcext:value-type="float">
            <text:p>3855</text:p>
          </table:table-cell>
          <table:table-cell table:style-name="ce19" table:formula="of:=[.C5]*265" office:value-type="float" office:value="3405.25" calcext:value-type="float">
            <text:p>34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Li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7.51" calcext:value-type="float">
            <text:p>7.51</text:p>
          </table:table-cell>
          <table:table-cell table:style-name="ce12" table:formula="of:=[.C6]*300" office:value-type="float" office:value="2253" calcext:value-type="float">
            <text:p>2253</text:p>
          </table:table-cell>
          <table:table-cell table:style-name="ce19" table:formula="of:=[.C6]*265" office:value-type="float" office:value="1990.15" calcext:value-type="float">
            <text:p>1990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e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3.33" calcext:value-type="float">
            <text:p>3.33</text:p>
          </table:table-cell>
          <table:table-cell table:style-name="ce12" table:formula="of:=[.C7]*300" office:value-type="float" office:value="999" calcext:value-type="float">
            <text:p>999</text:p>
          </table:table-cell>
          <table:table-cell table:style-name="ce19" table:formula="of:=[.C7]*265" office:value-type="float" office:value="882.45" calcext:value-type="float">
            <text:p>88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03.3" calcext:value-type="float">
            <text:p>203.3</text:p>
          </table:table-cell>
          <table:table-cell table:style-name="ce11" office:value-type="float" office:value="0.83" calcext:value-type="float">
            <text:p>0.83</text:p>
          </table:table-cell>
          <table:table-cell table:style-name="ce12" table:formula="of:=[.C8]*300" office:value-type="float" office:value="249" calcext:value-type="float">
            <text:p>249</text:p>
          </table:table-cell>
          <table:table-cell table:style-name="ce19" table:formula="of:=[.C8]*265" office:value-type="float" office:value="219.95" calcext:value-type="float">
            <text:p>22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2">
          <table:table-cell table:style-name="ce4" office:value-type="string" calcext:value-type="string">
            <text:p>He</text:p>
          </table:table-cell>
          <table:table-cell table:style-name="ce9" office:value-type="float" office:value="143.7" calcext:value-type="float">
            <text:p>143.7</text:p>
          </table:table-cell>
          <table:table-cell table:style-name="ce12" office:value-type="float" office:value="4.19" calcext:value-type="float">
            <text:p>4.19</text:p>
          </table:table-cell>
          <table:table-cell table:style-name="ce12" table:formula="of:=[.C10]*300" office:value-type="float" office:value="1257" calcext:value-type="float">
            <text:p>1257</text:p>
          </table:table-cell>
          <table:table-cell table:style-name="ce19" table:formula="of:=[.C10]*265" office:value-type="float" office:value="1110.35" calcext:value-type="float">
            <text:p>111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He (BF 127.68)</text:p>
          </table:table-cell>
          <table:table-cell table:style-name="ce10" office:value-type="float" office:value="48.2" calcext:value-type="float">
            <text:p>48.2</text:p>
          </table:table-cell>
          <table:table-cell table:style-name="ce10" office:value-type="float" office:value="9.44" calcext:value-type="float">
            <text:p>9.44</text:p>
          </table:table-cell>
          <table:table-cell table:style-name="ce12" table:formula="of:=[.C11]*300" office:value-type="float" office:value="2832" calcext:value-type="float">
            <text:p>2832</text:p>
          </table:table-cell>
          <table:table-cell table:style-name="ce19" table:formula="of:=[.C11]*265" office:value-type="float" office:value="2501.6" calcext:value-type="float">
            <text:p>250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48.2" calcext:value-type="float">
            <text:p>48.2</text:p>
          </table:table-cell>
          <table:table-cell table:style-name="ce11" office:value-type="float" office:value="2.35" calcext:value-type="float">
            <text:p>2.35</text:p>
          </table:table-cell>
          <table:table-cell table:style-name="ce12" table:formula="of:=[.C12]*300" office:value-type="float" office:value="705" calcext:value-type="float">
            <text:p>705</text:p>
          </table:table-cell>
          <table:table-cell table:style-name="ce19" table:formula="of:=[.C12]*265" office:value-type="float" office:value="622.75" calcext:value-type="float">
            <text:p>623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  <table:table-cell table:number-columns-repeated="7"/>
        </table:table-row>
        <table:table-row table:style-name="ro1">
          <table:table-cell table:style-name="ce4" office:value-type="string" calcext:value-type="string">
            <text:p>He (BF 142.02)</text:p>
          </table:table-cell>
          <table:table-cell table:style-name="ce12" office:value-type="float" office:value="25.6" calcext:value-type="float">
            <text:p>25.6</text:p>
          </table:table-cell>
          <table:table-cell table:style-name="ce12" office:value-type="float" office:value="15.5" calcext:value-type="float">
            <text:p>15.5</text:p>
          </table:table-cell>
          <table:table-cell table:style-name="ce12" table:formula="of:=[.C14]*300" office:value-type="float" office:value="4650" calcext:value-type="float">
            <text:p>4650</text:p>
          </table:table-cell>
          <table:table-cell table:style-name="ce19" table:formula="of:=[.C14]*265" office:value-type="float" office:value="4107.5" calcext:value-type="float">
            <text:p>410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5.6" calcext:value-type="float">
            <text:p>25.6</text:p>
          </table:table-cell>
          <table:table-cell table:style-name="ce11" office:value-type="float" office:value="3.86" calcext:value-type="float">
            <text:p>3.86</text:p>
          </table:table-cell>
          <table:table-cell table:style-name="ce12" table:formula="of:=[.C15]*300" office:value-type="float" office:value="1158" calcext:value-type="float">
            <text:p>1158</text:p>
          </table:table-cell>
          <table:table-cell table:style-name="ce19" table:formula="of:=[.C15]*265" office:value-type="float" office:value="1022.9" calcext:value-type="float">
            <text:p>1023</text:p>
          </table:table-cell>
          <table:table-cell table:number-columns-repeated="7"/>
        </table:table-row>
        <table:table-row table:style-name="ro1" table:number-rows-repeated="4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MeV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22]/1000" office:value-type="float" office:value="5.43515" calcext:value-type="float">
            <text:p>5.43515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22]/2" office:value-type="float" office:value="387.5" calcext:value-type="float">
            <text:p>387.5</text:p>
          </table:table-cell>
          <table:table-cell table:formula="of:=[.H22]-[.F22]" office:value-type="float" office:value="20" calcext:value-type="float">
            <text:p>20</text:p>
          </table:table-cell>
          <table:table-cell table:formula="of:=[.K22]/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00 + 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23]/1000" office:value-type="float" office:value="7.76185" calcext:value-type="float">
            <text:p>7.76185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23]/2" office:value-type="float" office:value="200" calcext:value-type="float">
            <text:p>200</text:p>
          </table:table-cell>
          <table:table-cell table:formula="of:=[.H23]-[.F23]" office:value-type="float" office:value="24" calcext:value-type="float">
            <text:p>24</text:p>
          </table:table-cell>
          <table:table-cell table:formula="of:=[.K23]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24]/1000" office:value-type="float" office:value="5.34505" calcext:value-type="float">
            <text:p>5.3450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24]/2" office:value-type="float" office:value="35" calcext:value-type="float">
            <text:p>35</text:p>
          </table:table-cell>
          <table:table-cell table:formula="of:=[.H24]-[.F24]" office:value-type="float" office:value="19" calcext:value-type="float">
            <text:p>19</text:p>
          </table:table-cell>
          <table:table-cell table:formula="of:=[.K24]/2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25]/1000" office:value-type="float" office:value="3.40525" calcext:value-type="float">
            <text:p>3.405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25]/2" office:value-type="float" office:value="22.5" calcext:value-type="float">
            <text:p>22.5</text:p>
          </table:table-cell>
          <table:table-cell table:formula="of:=[.H25]-[.F25]" office:value-type="float" office:value="28" calcext:value-type="float">
            <text:p>28</text:p>
          </table:table-cell>
          <table:table-cell table:formula="of:=[.K25]/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26]/1000" office:value-type="float" office:value="1.99015" calcext:value-type="float">
            <text:p>1.990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26]/2" office:value-type="float" office:value="60" calcext:value-type="float">
            <text:p>60</text:p>
          </table:table-cell>
          <table:table-cell table:formula="of:=[.H26]-[.F26]" office:value-type="float" office:value="12" calcext:value-type="float">
            <text:p>12</text:p>
          </table:table-cell>
          <table:table-cell table:formula="of:=[.K26]/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27]/1000" office:value-type="float" office:value="0.88245" calcext:value-type="float">
            <text:p>0.8824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27]/2" office:value-type="float" office:value="500" calcext:value-type="float">
            <text:p>500</text:p>
          </table:table-cell>
          <table:table-cell table:formula="of:=[.H27]-[.F27]" office:value-type="float" office:value="9" calcext:value-type="float">
            <text:p>9</text:p>
          </table:table-cell>
          <table:table-cell table:formula="of:=[.K27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 table:formula="of:=[.D28]/1000" office:value-type="float" office:value="0.21995" calcext:value-type="float">
            <text:p>0.21995</text:p>
          </table:table-cell>
          <table:table-cell table:number-columns-repeated="4"/>
          <table:table-cell table:formula="of:=[.I28]/2" office:value-type="float" office:value="0" calcext:value-type="float">
            <text:p>0</text:p>
          </table:table-cell>
          <table:table-cell table:formula="of:=[.H28]-[.F28]" office:value-type="float" office:value="0" calcext:value-type="float">
            <text:p>0</text:p>
          </table:table-cell>
          <table:table-cell table:formula="of:=[.K28]/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3"/>
          <table:table-cell table:formula="of:=[.D29]/1000" office:value-type="float" office:value="0" calcext:value-type="float">
            <text:p>0</text:p>
          </table:table-cell>
          <table:table-cell table:number-columns-repeated="4"/>
          <table:table-cell table:formula="of:=[.I29]/2" office:value-type="float" office:value="0" calcext:value-type="float">
            <text:p>0</text:p>
          </table:table-cell>
          <table:table-cell table:formula="of:=[.H29]-[.F29]" office:value-type="float" office:value="0" calcext:value-type="float">
            <text:p>0</text:p>
          </table:table-cell>
          <table:table-cell table:formula="of:=[.K29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 table:formula="of:=[.D30]/1000" office:value-type="float" office:value="1.11035" calcext:value-type="float">
            <text:p>1.110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30]/2" office:value-type="float" office:value="1128" calcext:value-type="float">
            <text:p>1128</text:p>
          </table:table-cell>
          <table:table-cell table:formula="of:=[.H30]-[.F30]" office:value-type="float" office:value="6" calcext:value-type="float">
            <text:p>6</text:p>
          </table:table-cell>
          <table:table-cell table:formula="of:=[.K30]/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 table:formula="of:=[.D31]/1000" office:value-type="float" office:value="2.5016" calcext:value-type="float">
            <text:p>2.501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31]/2" office:value-type="float" office:value="549.5" calcext:value-type="float">
            <text:p>549.5</text:p>
          </table:table-cell>
          <table:table-cell table:formula="of:=[.H31]-[.F31]" office:value-type="float" office:value="9" calcext:value-type="float">
            <text:p>9</text:p>
          </table:table-cell>
          <table:table-cell table:formula="of:=[.K31]/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C32]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32]/2" office:value-type="float" office:value="227.5" calcext:value-type="float">
            <text:p>227.5</text:p>
          </table:table-cell>
          <table:table-cell table:formula="of:=[.H32]-[.F32]" office:value-type="float" office:value="25" calcext:value-type="float">
            <text:p>25</text:p>
          </table:table-cell>
          <table:table-cell table:formula="of:=[.K32]/2" office:value-type="float" office:value="12.5" calcext:value-type="float">
            <text:p>12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3]/1000" office:value-type="float" office:value="0" calcext:value-type="float">
            <text:p>0</text:p>
          </table:table-cell>
          <table:table-cell table:number-columns-repeated="5"/>
          <table:table-cell table:formula="of:=[.H33]-[.F33]" office:value-type="float" office:value="0" calcext:value-type="float">
            <text:p>0</text:p>
          </table:table-cell>
          <table:table-cell table:formula="of:=[.K33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/>
          <table:table-cell table:formula="of:=[.C34]/1000" office:value-type="float" office:value="0" calcext:value-type="float">
            <text:p>0</text:p>
          </table:table-cell>
          <table:table-cell table:number-columns-repeated="4"/>
          <table:table-cell table:formula="of:=[.I34]/2" office:value-type="float" office:value="0" calcext:value-type="float">
            <text:p>0</text:p>
          </table:table-cell>
          <table:table-cell table:formula="of:=[.H34]-[.F34]" office:value-type="float" office:value="0" calcext:value-type="float">
            <text:p>0</text:p>
          </table:table-cell>
          <table:table-cell table:formula="of:=[.K34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 table:formula="of:=[.C35]/1000" office:value-type="float" office:value="0.706" calcext:value-type="float">
            <text:p>0.706</text:p>
          </table:table-cell>
          <table:table-cell table:number-columns-repeated="4"/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5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3"/>
          <table:table-cell table:formula="of:=[.C36]/1000" office:value-type="float" office:value="0" calcext:value-type="float">
            <text:p>0</text:p>
          </table:table-cell>
          <table:table-cell table:number-columns-repeated="4"/>
          <table:table-cell table:formula="of:=[.I36]/2" office:value-type="float" office:value="0" calcext:value-type="float">
            <text:p>0</text:p>
          </table:table-cell>
          <table:table-cell table:formula="of:=[.H36]-[.F36]" office:value-type="float" office:value="0" calcext:value-type="float">
            <text:p>0</text:p>
          </table:table-cell>
          <table:table-cell table:formula="of:=[.K36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37]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37]/2" office:value-type="float" office:value="3888" calcext:value-type="float">
            <text:p>3888</text:p>
          </table:table-cell>
          <table:table-cell table:formula="of:=[.H37]-[.F37]" office:value-type="float" office:value="5" calcext:value-type="float">
            <text:p>5</text:p>
          </table:table-cell>
          <table:table-cell table:formula="of:=[.K37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C38]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38]/2" office:value-type="float" office:value="778.5" calcext:value-type="float">
            <text:p>778.5</text:p>
          </table:table-cell>
          <table:table-cell table:formula="of:=[.H38]-[.F38]" office:value-type="float" office:value="7" calcext:value-type="float">
            <text:p>7</text:p>
          </table:table-cell>
          <table:table-cell table:formula="of:=[.K38]/2" office:value-type="float" office:value="3.5" calcext:value-type="float">
            <text:p>3.5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39]/1000" office:value-type="float" office:value="0" calcext:value-type="float">
            <text:p>0</text:p>
          </table:table-cell>
          <table:table-cell table:number-columns-repeated="4"/>
          <table:table-cell table:formula="of:=[.I39]/2" office:value-type="float" office:value="0" calcext:value-type="float">
            <text:p>0</text:p>
          </table:table-cell>
          <table:table-cell table:formula="of:=[.H39]-[.F39]" office:value-type="float" office:value="0" calcext:value-type="float">
            <text:p>0</text:p>
          </table:table-cell>
          <table:table-cell table:formula="of:=[.K39]/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[.C40]/1000" office:value-type="float" office:value="0" calcext:value-type="float">
            <text:p>0</text:p>
          </table:table-cell>
          <table:table-cell table:number-columns-repeated="4"/>
          <table:table-cell table:formula="of:=[.I40]/2" office:value-type="float" office:value="0" calcext:value-type="float">
            <text:p>0</text:p>
          </table:table-cell>
          <table:table-cell table:formula="of:=[.H40]-[.F40]" office:value-type="float" office:value="0" calcext:value-type="float">
            <text:p>0</text:p>
          </table:table-cell>
          <table:table-cell table:formula="of:=[.K40]/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-23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/>
          <table:table-cell table:formula="of:=[.C41]/1000" office:value-type="float" office:value="5.16" calcext:value-type="float">
            <text:p>5.1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41]/2" office:value-type="float" office:value="16564" calcext:value-type="float">
            <text:p>16564</text:p>
          </table:table-cell>
          <table:table-cell table:formula="of:=[.H41]-[.F41]" office:value-type="float" office:value="2" calcext:value-type="float">
            <text:p>2</text:p>
          </table:table-cell>
          <table:table-cell table:formula="of:=[.K41]/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m-2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/>
          <table:table-cell table:formula="of:=[.C42]/1000" office:value-type="float" office:value="5.49" calcext:value-type="float">
            <text:p>5.4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42]/2" office:value-type="float" office:value="953.5" calcext:value-type="float">
            <text:p>953.5</text:p>
          </table:table-cell>
          <table:table-cell table:formula="of:=[.H42]-[.F42]" office:value-type="float" office:value="3" calcext:value-type="float">
            <text:p>3</text:p>
          </table:table-cell>
          <table:table-cell table:formula="of:=[.K42]/2" office:value-type="float" office:value="1.5" calcext:value-type="float">
            <text:p>1.5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formula="of:=[.I43]/2" office:value-type="float" office:value="0" calcext:value-type="float">
            <text:p>0</text:p>
          </table:table-cell>
          <table:table-cell table:formula="of:=[.H43]-[.F43]" office:value-type="float" office:value="0" calcext:value-type="float">
            <text:p>0</text:p>
          </table:table-cell>
          <table:table-cell table:formula="of:=[.K43]/2" office:value-type="float" office:value="0" calcext:value-type="float">
            <text:p>0</text:p>
          </table:table-cell>
        </table:table-row>
        <table:table-row table:style-name="ro1" table:number-rows-repeated="6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Airdos 21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0" calcext:value-type="float">
            <text:p>140</text:p>
          </table:table-cell>
          <table:table-cell office:value-type="float" office:value="6153" calcext:value-type="float">
            <text:p>6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5" calcext:value-type="float">
            <text:p>205</text:p>
          </table:table-cell>
          <table:table-cell office:value-type="float" office:value="8787" calcext:value-type="float">
            <text:p>8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9" calcext:value-type="float">
            <text:p>139</text:p>
          </table:table-cell>
          <table:table-cell office:value-type="float" office:value="6051" calcext:value-type="float">
            <text:p>6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3" calcext:value-type="float">
            <text:p>83</text:p>
          </table:table-cell>
          <table:table-cell office:value-type="float" office:value="3855" calcext:value-type="float">
            <text:p>3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5" calcext:value-type="float">
            <text:p>45</text:p>
          </table:table-cell>
          <table:table-cell office:value-type="float" office:value="2252" calcext:value-type="float">
            <text:p>2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30" calcext:value-type="float">
            <text:p>30</text:p>
          </table:table-cell>
          <table:table-cell office:value-type="float" office:value="1258" calcext:value-type="float">
            <text:p>1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150+BF</text:p>
          </table:table-cell>
          <table:table-cell office:value-type="float" office:value="70" calcext:value-type="float">
            <text:p>70</text:p>
          </table:table-cell>
          <table:table-cell office:value-type="float" office:value="2833" calcext:value-type="float">
            <text:p>28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</table:table>
      <table:table table:name="Sheet3" table:style-name="ta1">
        <table:shapes>
          <draw:frame draw:z-index="0" draw:style-name="gr1" draw:text-style-name="P1" svg:width="693.07pt" svg:height="399.06pt" svg:x="81.95pt" svg:y="30.13pt">
            <draw:object draw:notify-on-update-of-ranges="Sheet1_2.B3:Sheet1_2.B22 Sheet1_2.E3:Sheet1_2.E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1_2" table:style-name="ta1">
        <table:shapes>
          <draw:frame draw:z-index="0" draw:style-name="gr1" draw:text-style-name="P1" svg:width="382pt" svg:height="214.87pt" svg:x="939.03pt" svg:y="60.77pt">
            <draw:object draw:notify-on-update-of-ranges="Sheet1_2.B3:Sheet1_2.B19 Sheet1_2.C3:Sheet1_2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82pt" svg:height="214.87pt" svg:x="913.92pt" svg:y="361.39pt">
            <draw:object draw:notify-on-update-of-ranges="Sheet1_2.B27:Sheet1_2.B32 Sheet1_2.C27:Sheet1_2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389.65pt" svg:y="235.7pt">
            <draw:object draw:notify-on-update-of-ranges="Sheet1_2.F3:Sheet1_2.F22 Sheet1_2.C3:Sheet1_2.C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>
          <table:table-cell table:style-name="Default" table:number-columns-repeated="3"/>
          <table:table-cell/>
          <table:table-cell office:value-type="float" office:value="3.67" calcext:value-type="float">
            <text:p>3.6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formula="of:=[.B3]+[.$F$1]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N4]*[.$E$1]/1000/1000" office:value-type="float" office:value="8.16679679526521" calcext:value-type="float">
            <text:p>8.16679679526521</text:p>
          </table:table-cell>
          <table:table-cell table:formula="of:=[.B4]+[.$F$1]" office:value-type="float" office:value="212" calcext:value-type="float">
            <text:p>212</text:p>
          </table:table-cell>
          <table:table-cell table:number-columns-repeated="6"/>
          <table:table-cell table:formula="of:=([.D4]/1000)*0.00000000000101" office:value-type="float" office:value="0.00000000000035653" calcext:value-type="float">
            <text:p>3.5653E-13</text:p>
          </table:table-cell>
          <table:table-cell table:formula="of:=[.M4]/1.602176634E-019" office:value-type="float" office:value="2225285.2303175" calcext:value-type="float">
            <text:p>2225285.23031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B5]+[.$F$1]" office:value-type="float" office:value="142" calcext:value-type="float">
            <text:p>142</text:p>
          </table:table-cell>
          <table:table-cell table:number-columns-repeated="6"/>
          <table:table-cell table:formula="of:=([.D5]/1000)*0.00000000000101" office:value-type="float" office:value="0" calcext:value-type="float">
            <text:p>0</text:p>
          </table:table-cell>
          <table:table-cell table:formula="of:=[.M5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B6]+[.$F$1]" office:value-type="float" office:value="89" calcext:value-type="float">
            <text:p>89</text:p>
          </table:table-cell>
          <table:table-cell table:number-columns-repeated="6"/>
          <table:table-cell table:formula="of:=([.D6]/1000)*0.00000000000101" office:value-type="float" office:value="0" calcext:value-type="float">
            <text:p>0</text:p>
          </table:table-cell>
          <table:table-cell table:formula="of:=[.M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B7]+[.$F$1]" office:value-type="float" office:value="51" calcext:value-type="float">
            <text:p>51</text:p>
          </table:table-cell>
          <table:table-cell table:number-columns-repeated="6"/>
          <table:table-cell table:formula="of:=([.D7]/1000)*0.00000000000101" office:value-type="float" office:value="0" calcext:value-type="float">
            <text:p>0</text:p>
          </table:table-cell>
          <table:table-cell table:formula="of:=[.M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B8]+[.$F$1]" office:value-type="float" office:value="25" calcext:value-type="float">
            <text:p>25</text:p>
          </table:table-cell>
          <table:table-cell table:number-columns-repeated="6"/>
          <table:table-cell table:formula="of:=([.D8]/1000)*0.00000000000101" office:value-type="float" office:value="0" calcext:value-type="float">
            <text:p>0</text:p>
          </table:table-cell>
          <table:table-cell table:formula="of:=[.M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.65</text:p>
          </table:table-cell>
          <table:table-cell table:formula="of:=[.N9]*[.$E$1]/1000/1000" office:value-type="float" office:value="0.338933634704349" calcext:value-type="float">
            <text:p>0.338933634704349</text:p>
          </table:table-cell>
          <table:table-cell table:formula="of:=[.B9]+[.$F$1]" office:value-type="float" office:value="10" calcext:value-type="float">
            <text:p>10</text:p>
          </table:table-cell>
          <table:table-cell table:number-columns-repeated="6"/>
          <table:table-cell table:formula="of:=([.D9]/1000)*0.00000000000101" office:value-type="float" office:value="0.0000000000000147965" calcext:value-type="float">
            <text:p>1.47965E-14</text:p>
          </table:table-cell>
          <table:table-cell table:formula="of:=[.M9]/1.602176634E-019" office:value-type="float" office:value="92352.4890202587" calcext:value-type="float">
            <text:p>92352.4890202587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0]/1000)*0.00000000000101" office:value-type="float" office:value="0" calcext:value-type="float">
            <text:p>0</text:p>
          </table:table-cell>
          <table:table-cell table:formula="of:=[.M10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.67</text:p>
          </table:table-cell>
          <table:table-cell table:formula="of:=[.N11]*[.$E$1]/1000/1000" office:value-type="float" office:value="1.24167700850392" calcext:value-type="float">
            <text:p>1.24167700850392</text:p>
          </table:table-cell>
          <table:table-cell table:formula="of:=[.B11]+[.$F$1]" office:value-type="float" office:value="33" calcext:value-type="float">
            <text:p>33</text:p>
          </table:table-cell>
          <table:table-cell table:number-columns-repeated="6"/>
          <table:table-cell table:formula="of:=([.D11]/1000)*0.00000000000101" office:value-type="float" office:value="0.0000000000000542067" calcext:value-type="float">
            <text:p>5.42067E-14</text:p>
          </table:table-cell>
          <table:table-cell table:formula="of:=[.M11]/1.602176634E-019" office:value-type="float" office:value="338331.609946572" calcext:value-type="float">
            <text:p>338331.609946572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.9</text:p>
          </table:table-cell>
          <table:table-cell table:formula="of:=[.N12]*[.$E$1]/1000/1000" office:value-type="float" office:value="2.84334086724673" calcext:value-type="float">
            <text:p>2.84334086724673</text:p>
          </table:table-cell>
          <table:table-cell table:formula="of:=[.B12]+[.$F$1]" office:value-type="float" office:value="75" calcext:value-type="float">
            <text:p>75</text:p>
          </table:table-cell>
          <table:table-cell table:number-columns-repeated="6"/>
          <table:table-cell table:formula="of:=([.D12]/1000)*0.00000000000101" office:value-type="float" office:value="0.000000000000124129" calcext:value-type="float">
            <text:p>1.24129E-13</text:p>
          </table:table-cell>
          <table:table-cell table:formula="of:=[.M12]/1.602176634E-019" office:value-type="float" office:value="774752.27990374" calcext:value-type="float">
            <text:p>774752.27990374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B13]+[.$F$1]" office:value-type="float" office:value="17" calcext:value-type="float">
            <text:p>17</text:p>
          </table:table-cell>
          <table:table-cell table:number-columns-repeated="6"/>
          <table:table-cell table:formula="of:=([.D13]/1000)*0.00000000000101" office:value-type="float" office:value="0" calcext:value-type="float">
            <text:p>0</text:p>
          </table:table-cell>
          <table:table-cell table:formula="of:=[.M13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B14]+[.$F$1]" office:value-type="float" office:value="132" calcext:value-type="float">
            <text:p>132</text:p>
          </table:table-cell>
          <table:table-cell table:number-columns-repeated="6"/>
          <table:table-cell table:formula="of:=([.D14]/1000)*0.00000000000101" office:value-type="float" office:value="0" calcext:value-type="float">
            <text:p>0</text:p>
          </table:table-cell>
          <table:table-cell table:formula="of:=[.M14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B15]+[.$F$1]" office:value-type="float" office:value="16" calcext:value-type="float">
            <text:p>16</text:p>
          </table:table-cell>
          <table:table-cell table:number-columns-repeated="6"/>
          <table:table-cell table:formula="of:=([.D15]/1000)*0.00000000000101" office:value-type="float" office:value="0" calcext:value-type="float">
            <text:p>0</text:p>
          </table:table-cell>
          <table:table-cell table:formula="of:=[.M15]/1.602176634E-019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6]/1000)*0.00000000000101" office:value-type="float" office:value="0" calcext:value-type="float">
            <text:p>0</text:p>
          </table:table-cell>
          <table:table-cell table:formula="of:=[.M1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11"/>
          <table:table-cell table:formula="of:=([.D17]/1000)*0.00000000000101" office:value-type="float" office:value="0" calcext:value-type="float">
            <text:p>0</text:p>
          </table:table-cell>
          <table:table-cell table:formula="of:=[.M1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B18]+[.$F$1]" office:value-type="float" office:value="30" calcext:value-type="float">
            <text:p>30</text:p>
          </table:table-cell>
          <table:table-cell table:number-columns-repeated="6"/>
          <table:table-cell table:formula="of:=([.D18]/1000)*0.00000000000101" office:value-type="float" office:value="0" calcext:value-type="float">
            <text:p>0</text:p>
          </table:table-cell>
          <table:table-cell table:formula="of:=[.M1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B19]+[.$F$1]" office:value-type="float" office:value="43" calcext:value-type="float">
            <text:p>43</text:p>
          </table:table-cell>
          <table:table-cell table:number-columns-repeated="6"/>
          <table:table-cell table:formula="of:=([.D19]/1000)*0.00000000000101" office:value-type="float" office:value="0" calcext:value-type="float">
            <text:p>0</text:p>
          </table:table-cell>
          <table:table-cell table:formula="of:=[.M19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0]/1000)*0.00000000000101" office:value-type="float" office:value="0" calcext:value-type="float">
            <text:p>0</text:p>
          </table:table-cell>
          <table:table-cell table:formula="of:=[.M20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N21]*[.$E$1]/1000/1000" office:value-type="float" office:value="5.41368399459507" calcext:value-type="float">
            <text:p>5.41368399459507</text:p>
          </table:table-cell>
          <table:table-cell table:formula="of:=[.B21]+[.$F$1]" office:value-type="float" office:value="142" calcext:value-type="float">
            <text:p>142</text:p>
          </table:table-cell>
          <table:table-cell table:number-columns-repeated="6"/>
          <table:table-cell table:formula="of:=([.D21]/1000)*0.00000000000101" office:value-type="float" office:value="0.00000000000023634" calcext:value-type="float">
            <text:p>2.3634E-13</text:p>
          </table:table-cell>
          <table:table-cell table:formula="of:=[.M21]/1.602176634E-019" office:value-type="float" office:value="1475118.25465806" calcext:value-type="float">
            <text:p>1475118.25465806</text:p>
          </table:table-cell>
        </table:table-row>
        <table:table-row table:style-name="ro1"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N22]*[.$E$1]/1000/1000" office:value-type="float" office:value="5.76071501988962" calcext:value-type="float">
            <text:p>5.76071501988962</text:p>
          </table:table-cell>
          <table:table-cell table:formula="of:=[.B22]+[.$F$1]" office:value-type="float" office:value="151" calcext:value-type="float">
            <text:p>151</text:p>
          </table:table-cell>
          <table:table-cell table:number-columns-repeated="6"/>
          <table:table-cell table:formula="of:=([.D22]/1000)*0.00000000000101" office:value-type="float" office:value="0.00000000000025149" calcext:value-type="float">
            <text:p>2.5149E-13</text:p>
          </table:table-cell>
          <table:table-cell table:formula="of:=[.M22]/1.602176634E-019" office:value-type="float" office:value="1569677.11713614" calcext:value-type="float">
            <text:p>1569677.11713614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3]/1000)*0.00000000000101" office:value-type="float" office:value="0" calcext:value-type="float">
            <text:p>0</text:p>
          </table:table-cell>
          <table:table-cell table:formula="of:=[.M23]/1.602176634E-019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office:value-type="string" calcext:value-type="string">
            <text:p>only He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11"/>
        </table:table-row>
      </table:table>
      <table:table table:name="FWHM" table:style-name="ta1">
        <table:shapes>
          <draw:frame draw:z-index="0" draw:style-name="gr1" draw:text-style-name="P1" svg:width="837.98pt" svg:height="523.64pt" svg:x="134.25pt" svg:y="29.4pt">
            <draw:object draw:notify-on-update-of-ranges="Sheet1.A41:Sheet1.A42 Sheet1.G22:Sheet1.G27 Sheet1.E22:Sheet1.E27 Sheet1.L22:Sheet1.L27 Sheet1.L22:Sheet1.L27 Sheet1.B37:Sheet1.B38 Sheet1.E37:Sheet1.E38 Sheet1.L41:Sheet1.L42 Sheet1.L41:Sheet1.L42 Sheet1.B41:Sheet1.B42 Sheet1.A41:Sheet1.A42 Sheet1.E41:Sheet1.E42 Sheet1.L41:Sheet1.L42 Sheet1.L41:Sheet1.L42 Sheet1.B30:Sheet1.B32 Sheet1.E30:Sheet1.E32 Sheet1.L30:Sheet1.L32 Sheet1.L30:Sheet1.L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5" table:style-name="ta1">
        <table:shapes>
          <draw:frame draw:z-index="0" draw:style-name="gr1" draw:text-style-name="P1" svg:width="539.74pt" svg:height="366.21pt" svg:x="406.4pt" svg:y="50.63pt">
            <draw:object draw:notify-on-update-of-ranges="Sheet5.B5:Sheet5.B17 Sheet5.C5:Sheet5.C17 Sheet5.F5:Sheet5.F17 Sheet5.M5:Sheet5.M17 Sheet5.M5:Sheet5.M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0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y err</text:p>
          </table:table-cell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 table:formula="of:=[.D5]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.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 table:formula="of:=[.D6]/1000" office:value-type="float" office:value="8.787" calcext:value-type="float">
            <text:p>8.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 table:formula="of:=[.D7]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 table:formula="of:=[.D8]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.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 table:formula="of:=[.D9]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 table:formula="of:=[.D10]/1000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2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.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.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.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<text:s text:c="17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.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.5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2]/1000" office:value-type="float" office:value="0" calcext:value-type="float">
            <text:p>0</text:p>
          </table:table-cell>
          <table:table-cell table:number-columns-repeated="4"/>
          <table:table-cell table:formula="of:=[.J22]/2" office:value-type="float" office:value="0" calcext:value-type="float">
            <text:p>0</text:p>
          </table:table-cell>
          <table:table-cell table:formula="of:=[.I22]-[.G22]" office:value-type="float" office:value="0" calcext:value-type="float">
            <text:p>0</text:p>
          </table:table-cell>
          <table:table-cell table:formula="of:=[.L22]/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formula="of:=[.D23]/1000" office:value-type="float" office:value="0" calcext:value-type="float">
            <text:p>0</text:p>
          </table:table-cell>
          <table:table-cell table:number-columns-repeated="4"/>
          <table:table-cell table:formula="of:=[.J23]/2" office:value-type="float" office:value="0" calcext:value-type="float">
            <text:p>0</text:p>
          </table:table-cell>
          <table:table-cell table:formula="of:=[.I23]-[.G23]" office:value-type="float" office:value="0" calcext:value-type="float">
            <text:p>0</text:p>
          </table:table-cell>
          <table:table-cell table:formula="of:=[.L23]/2" office:value-type="float" office:value="0" calcext:value-type="float">
            <text:p>0</text:p>
          </table:table-cell>
          <table:table-cell/>
        </table:table-row>
      </table:table>
      <table:table table:name="Sheet5_2" table:style-name="ta1">
        <table:shapes>
          <draw:frame draw:z-index="0" draw:style-name="gr1" draw:text-style-name="P1" svg:width="539.74pt" svg:height="366.21pt" svg:x="307.79pt" svg:y="25.91pt">
            <draw:object draw:notify-on-update-of-ranges="Sheet5_2.B5:Sheet5_2.B17 Sheet5_2.C5:Sheet5_2.C17 Sheet5_2.F5:Sheet5_2.F17 Sheet5.M5:Sheet5.M17 Sheet5.M5:Sheet5.M17 Sheet5_2.C5:Sheet5_2.C17 Sheet5_2.E5:Sheet5_2.E17 Sheet5_2.C5:Sheet5_2.C10 Sheet5_2.F5:Sheet5_2.F10 Sheet5_2.G22:Sheet5_2.G41 Sheet5_2.F22:Sheet5_2.F4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/>
          <table:table-cell office:value-type="string" calcext:value-type="string">
            <text:p>MeV/n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float" office:value="1.33584905660377" calcext:value-type="float">
            <text:p>1.3358490566037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office:value-type="string" calcext:value-type="string">
            <text:p>depleted</text:p>
          </table:table-cell>
          <table:table-cell table:number-columns-repeated="9"/>
          <table:table-cell office:value-type="string" calcext:value-type="string">
            <text:p>Liulin 07</text:p>
          </table:table-cell>
        </table:table-row>
        <table:table-row table:style-name="ro1">
          <table:table-cell/>
          <table:table-cell office:value-type="string" calcext:value-type="string">
            <text:p><text:s text:c="11"/>C400</text:p>
          </table:table-cell>
          <table:table-cell office:value-type="float" office:value="142" calcext:value-type="float">
            <text:p>142</text:p>
          </table:table-cell>
          <table:table-cell table:formula="of:=[.E47]" office:value-type="float" office:value="6153" calcext:value-type="float">
            <text:p>6153</text:p>
          </table:table-cell>
          <table:table-cell table:style-name="ce32"/>
          <table:table-cell table:formula="of:=(([.D5]/300)*[.$E$3])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J5]/2" office:value-type="float" office:value="387.5" calcext:value-type="float">
            <text:p>387.5</text:p>
          </table:table-cell>
          <table:table-cell table:formula="of:=[.I5]-[.G5]" office:value-type="float" office:value="20" calcext:value-type="float">
            <text:p>20</text:p>
          </table:table-cell>
          <table:table-cell table:formula="of:=[.L5]/2" office:value-type="float" office:value="10" calcext:value-type="float">
            <text:p>10</text:p>
          </table:table-cell>
          <table:table-cell table:formula="of:=[.F5]/[.N3]" office:value-type="float" office:value="4.60605932203391" calcext:value-type="float">
            <text:p>4.60605932203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0"/>C400+BF</text:p>
          </table:table-cell>
          <table:table-cell office:value-type="float" office:value="208" calcext:value-type="float">
            <text:p>208</text:p>
          </table:table-cell>
          <table:table-cell table:formula="of:=[.H49]" office:value-type="float" office:value="8280" calcext:value-type="float">
            <text:p>8280</text:p>
          </table:table-cell>
          <table:table-cell table:style-name="ce32"/>
          <table:table-cell table:formula="of:=(([.D6]/300)*[.$E$3])/1000" office:value-type="float" office:value="8.28" calcext:value-type="float">
            <text:p>8.28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J6]/2" office:value-type="float" office:value="200" calcext:value-type="float">
            <text:p>200</text:p>
          </table:table-cell>
          <table:table-cell table:formula="of:=[.I6]-[.G6]" office:value-type="float" office:value="24" calcext:value-type="float">
            <text:p>24</text:p>
          </table:table-cell>
          <table:table-cell table:formula="of:=[.L6]/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32"/>
          <table:table-cell table:formula="of:=(([.D7]/300)*[.$E$3])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J7]/2" office:value-type="float" office:value="35" calcext:value-type="float">
            <text:p>35</text:p>
          </table:table-cell>
          <table:table-cell table:formula="of:=[.I7]-[.G7]" office:value-type="float" office:value="19" calcext:value-type="float">
            <text:p>19</text:p>
          </table:table-cell>
          <table:table-cell table:formula="of:=[.L7]/2"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32"/>
          <table:table-cell table:formula="of:=(([.D8]/300)*[.$E$3])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J8]/2" office:value-type="float" office:value="22.5" calcext:value-type="float">
            <text:p>22.5</text:p>
          </table:table-cell>
          <table:table-cell table:formula="of:=[.I8]-[.G8]" office:value-type="float" office:value="28" calcext:value-type="float">
            <text:p>28</text:p>
          </table:table-cell>
          <table:table-cell table:formula="of:=[.L8]/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32"/>
          <table:table-cell table:formula="of:=(([.D9]/300)*[.$E$3])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J9]/2" office:value-type="float" office:value="60" calcext:value-type="float">
            <text:p>60</text:p>
          </table:table-cell>
          <table:table-cell table:formula="of:=[.I9]-[.G9]" office:value-type="float" office:value="12" calcext:value-type="float">
            <text:p>12</text:p>
          </table:table-cell>
          <table:table-cell table:formula="of:=[.L9]/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6"/>He</text:p>
          </table:table-cell>
          <table:table-cell office:value-type="float" office:value="21" calcext:value-type="float">
            <text:p>21</text:p>
          </table:table-cell>
          <table:table-cell office:value-type="float" office:value="999" calcext:value-type="float">
            <text:p>999</text:p>
          </table:table-cell>
          <table:table-cell table:style-name="ce32" table:formula="of:=[.F10]" office:value-type="float" office:value="0.999" calcext:value-type="float">
            <text:p>0.999</text:p>
          </table:table-cell>
          <table:table-cell table:formula="of:=(([.D10]/300)*[.$E$3])/1000" office:value-type="float" office:value="0.999" calcext:value-type="float">
            <text:p>0.9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J10]/2" office:value-type="float" office:value="500" calcext:value-type="float">
            <text:p>500</text:p>
          </table:table-cell>
          <table:table-cell table:formula="of:=[.I10]-[.G10]" office:value-type="float" office:value="9" calcext:value-type="float">
            <text:p>9</text:p>
          </table:table-cell>
          <table:table-cell table:formula="of:=[.L10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He150</text:p>
          </table:table-cell>
          <table:table-cell office:value-type="float" office:value="29" calcext:value-type="float">
            <text:p>29</text:p>
          </table:table-cell>
          <table:table-cell office:value-type="float" office:value="1257" calcext:value-type="float">
            <text:p>1257</text:p>
          </table:table-cell>
          <table:table-cell table:style-name="ce32" table:formula="of:=[.F11]" office:value-type="float" office:value="1.257" calcext:value-type="float">
            <text:p>1.257</text:p>
          </table:table-cell>
          <table:table-cell table:formula="of:=(([.D11]/300)*[.$E$3])/1000" office:value-type="float" office:value="1.257" calcext:value-type="float">
            <text:p>1.2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J11]/2" office:value-type="float" office:value="1128" calcext:value-type="float">
            <text:p>1128</text:p>
          </table:table-cell>
          <table:table-cell table:formula="of:=[.I11]-[.G11]" office:value-type="float" office:value="6" calcext:value-type="float">
            <text:p>6</text:p>
          </table:table-cell>
          <table:table-cell table:formula="of:=[.L11]/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7"/>He150+BF1</text:p>
          </table:table-cell>
          <table:table-cell office:value-type="float" office:value="71" calcext:value-type="float">
            <text:p>71</text:p>
          </table:table-cell>
          <table:table-cell office:value-type="float" office:value="2832" calcext:value-type="float">
            <text:p>2832</text:p>
          </table:table-cell>
          <table:table-cell table:style-name="ce32" table:formula="of:=[.F12]" office:value-type="float" office:value="2.832" calcext:value-type="float">
            <text:p>2.832</text:p>
          </table:table-cell>
          <table:table-cell table:formula="of:=(([.D12]/300)*[.$E$3])/1000" office:value-type="float" office:value="2.832" calcext:value-type="float">
            <text:p>2.8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J12]/2" office:value-type="float" office:value="549.5" calcext:value-type="float">
            <text:p>549.5</text:p>
          </table:table-cell>
          <table:table-cell table:formula="of:=[.I12]-[.G12]" office:value-type="float" office:value="9" calcext:value-type="float">
            <text:p>9</text:p>
          </table:table-cell>
          <table:table-cell table:formula="of:=[.L12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0"/>He150+BF2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style-name="ce32" table:formula="of:=[.F13]" office:value-type="float" office:value="4.65" calcext:value-type="float">
            <text:p>4.650</text:p>
          </table:table-cell>
          <table:table-cell table:formula="of:=(([.D13]/300)*[.$E$3])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J13]/2" office:value-type="float" office:value="227.5" calcext:value-type="float">
            <text:p>227.5</text:p>
          </table:table-cell>
          <table:table-cell table:formula="of:=[.I13]-[.G13]" office:value-type="float" office:value="25" calcext:value-type="float">
            <text:p>25</text:p>
          </table:table-cell>
          <table:table-cell table:formula="of:=[.L13]/2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9"/>p+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style-name="ce32"/>
          <table:table-cell table:formula="of:=(([.D14]/300)*[.$E$3])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J14]/2" office:value-type="float" office:value="3888" calcext:value-type="float">
            <text:p>3888</text:p>
          </table:table-cell>
          <table:table-cell table:formula="of:=[.I14]-[.G14]" office:value-type="float" office:value="5" calcext:value-type="float">
            <text:p>5</text:p>
          </table:table-cell>
          <table:table-cell table:formula="of:=[.L14]/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p+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style-name="ce32"/>
          <table:table-cell table:formula="of:=(([.D15]/300)*[.$E$3])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J15]/2" office:value-type="float" office:value="778.5" calcext:value-type="float">
            <text:p>778.5</text:p>
          </table:table-cell>
          <table:table-cell table:formula="of:=[.I15]-[.G15]" office:value-type="float" office:value="7" calcext:value-type="float">
            <text:p>7</text:p>
          </table:table-cell>
          <table:table-cell table:formula="of:=[.L15]/2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56" calcext:value-type="float">
            <text:p>5156</text:p>
          </table:table-cell>
          <table:table-cell table:style-name="ce32" table:formula="of:=[.F16]" office:value-type="float" office:value="5.156" calcext:value-type="float">
            <text:p>5.156</text:p>
          </table:table-cell>
          <table:table-cell table:formula="of:=[.D16]/1000" office:value-type="float" office:value="5.156" calcext:value-type="float">
            <text:p>5.15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J16]/2" office:value-type="float" office:value="16564" calcext:value-type="float">
            <text:p>16564</text:p>
          </table:table-cell>
          <table:table-cell table:formula="of:=[.I16]-[.G16]" office:value-type="float" office:value="2" calcext:value-type="float">
            <text:p>2</text:p>
          </table:table-cell>
          <table:table-cell table:formula="of:=[.L16]/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 text:c="6"/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86" calcext:value-type="float">
            <text:p>5486</text:p>
          </table:table-cell>
          <table:table-cell table:style-name="ce32" table:formula="of:=[.F17]" office:value-type="float" office:value="5.486" calcext:value-type="float">
            <text:p>5.486</text:p>
          </table:table-cell>
          <table:table-cell table:formula="of:=[.D17]/1000" office:value-type="float" office:value="5.486" calcext:value-type="float">
            <text:p>5.48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J17]/2" office:value-type="float" office:value="953.5" calcext:value-type="float">
            <text:p>953.5</text:p>
          </table:table-cell>
          <table:table-cell table:formula="of:=[.I17]-[.G17]" office:value-type="float" office:value="3" calcext:value-type="float">
            <text:p>3</text:p>
          </table:table-cell>
          <table:table-cell table:formula="of:=[.L17]/2" office:value-type="float" office:value="1.5" calcext:value-type="float">
            <text:p>1.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office:value-type="string" calcext:value-type="string">
            <text:p>MeV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/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table:formula="of:=[.E47]" office:value-type="float" office:value="6153" calcext:value-type="float">
            <text:p>6153</text:p>
          </table:table-cell>
          <table:table-cell table:number-columns-repeated="2"/>
          <table:table-cell table:formula="of:=[.C22]+[.$G$20]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400+172.24 mm H2O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O23]*[.$F$20]/1000/1000" office:value-type="float" office:value="8.12229109065886" calcext:value-type="float">
            <text:p>8.12229109065886</text:p>
          </table:table-cell>
          <table:table-cell table:formula="of:=[.C23]+[.$G$20]" office:value-type="float" office:value="208" calcext:value-type="float">
            <text:p>208</text:p>
          </table:table-cell>
          <table:table-cell table:number-columns-repeated="6"/>
          <table:table-cell table:formula="of:=([.E23]/1000)*0.00000000000101" office:value-type="float" office:value="0.00000000000035653" calcext:value-type="float">
            <text:p>3.5653E-13</text:p>
          </table:table-cell>
          <table:table-cell table:formula="of:=[.N23]/1.602176634E-019" office:value-type="float" office:value="2225285.2303175" calcext:value-type="float">
            <text:p>2225285.230317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C24]+[.$G$20]" office:value-type="float" office:value="138" calcext:value-type="float">
            <text:p>138</text:p>
          </table:table-cell>
          <table:table-cell table:number-columns-repeated="6"/>
          <table:table-cell table:formula="of:=([.E24]/1000)*0.00000000000101" office:value-type="float" office:value="0" calcext:value-type="float">
            <text:p>0</text:p>
          </table:table-cell>
          <table:table-cell table:formula="of:=[.N2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C25]+[.$G$20]" office:value-type="float" office:value="85" calcext:value-type="float">
            <text:p>85</text:p>
          </table:table-cell>
          <table:table-cell table:number-columns-repeated="6"/>
          <table:table-cell table:formula="of:=([.E25]/1000)*0.00000000000101" office:value-type="float" office:value="0" calcext:value-type="float">
            <text:p>0</text:p>
          </table:table-cell>
          <table:table-cell table:formula="of:=[.N2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C26]+[.$G$20]" office:value-type="float" office:value="47" calcext:value-type="float">
            <text:p>47</text:p>
          </table:table-cell>
          <table:table-cell table:number-columns-repeated="6"/>
          <table:table-cell table:formula="of:=([.E26]/1000)*0.00000000000101" office:value-type="float" office:value="0" calcext:value-type="float">
            <text:p>0</text:p>
          </table:table-cell>
          <table:table-cell table:formula="of:=[.N2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C27]+[.$G$20]" office:value-type="float" office:value="21" calcext:value-type="float">
            <text:p>21</text:p>
          </table:table-cell>
          <table:table-cell table:number-columns-repeated="6"/>
          <table:table-cell table:formula="of:=([.E27]/1000)*0.00000000000101" office:value-type="float" office:value="0" calcext:value-type="float">
            <text:p>0</text:p>
          </table:table-cell>
          <table:table-cell table:formula="of:=[.N2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.65</text:p>
          </table:table-cell>
          <table:table-cell table:formula="of:=[.O28]*[.$F$20]/1000/1000" office:value-type="float" office:value="0.337086584923944" calcext:value-type="float">
            <text:p>0.337086584923944</text:p>
          </table:table-cell>
          <table:table-cell table:formula="of:=[.C28]+[.$G$20]" office:value-type="float" office:value="6" calcext:value-type="float">
            <text:p>6</text:p>
          </table:table-cell>
          <table:table-cell table:number-columns-repeated="6"/>
          <table:table-cell table:formula="of:=([.E28]/1000)*0.00000000000101" office:value-type="float" office:value="0.0000000000000147965" calcext:value-type="float">
            <text:p>1.47965E-14</text:p>
          </table:table-cell>
          <table:table-cell table:formula="of:=[.N28]/1.602176634E-019" office:value-type="float" office:value="92352.4890202587" calcext:value-type="float">
            <text:p>92352.4890202587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29]+[.$G$20]" office:value-type="float" office:value="0" calcext:value-type="float">
            <text:p>0</text:p>
          </table:table-cell>
          <table:table-cell table:number-columns-repeated="6"/>
          <table:table-cell table:formula="of:=([.E29]/1000)*0.00000000000101" office:value-type="float" office:value="0" calcext:value-type="float">
            <text:p>0</text:p>
          </table:table-cell>
          <table:table-cell table:formula="of:=[.N2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.67</text:p>
          </table:table-cell>
          <table:table-cell table:formula="of:=[.O30]*[.$F$20]/1000/1000" office:value-type="float" office:value="1.23491037630499" calcext:value-type="float">
            <text:p>1.23491037630499</text:p>
          </table:table-cell>
          <table:table-cell table:formula="of:=[.C30]+[.$G$20]" office:value-type="float" office:value="29" calcext:value-type="float">
            <text:p>29</text:p>
          </table:table-cell>
          <table:table-cell table:number-columns-repeated="6"/>
          <table:table-cell table:formula="of:=([.E30]/1000)*0.00000000000101" office:value-type="float" office:value="0.0000000000000542067" calcext:value-type="float">
            <text:p>5.42067E-14</text:p>
          </table:table-cell>
          <table:table-cell table:formula="of:=[.N30]/1.602176634E-019" office:value-type="float" office:value="338331.609946572" calcext:value-type="float">
            <text:p>338331.609946572</text:p>
          </table:table-cell>
        </table:table-row>
        <table:table-row table:style-name="ro1">
          <table:table-cell/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.9</text:p>
          </table:table-cell>
          <table:table-cell table:formula="of:=[.O31]*[.$F$20]/1000/1000" office:value-type="float" office:value="2.82784582164865" calcext:value-type="float">
            <text:p>2.82784582164865</text:p>
          </table:table-cell>
          <table:table-cell table:formula="of:=[.C31]+[.$G$20]" office:value-type="float" office:value="71" calcext:value-type="float">
            <text:p>71</text:p>
          </table:table-cell>
          <table:table-cell table:number-columns-repeated="6"/>
          <table:table-cell table:formula="of:=([.E31]/1000)*0.00000000000101" office:value-type="float" office:value="0.000000000000124129" calcext:value-type="float">
            <text:p>1.24129E-13</text:p>
          </table:table-cell>
          <table:table-cell table:formula="of:=[.N31]/1.602176634E-019" office:value-type="float" office:value="774752.27990374" calcext:value-type="float">
            <text:p>774752.27990374</text:p>
          </table:table-cell>
        </table:table-row>
        <table:table-row table:style-name="ro1">
          <table:table-cell/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C32]+[.$G$20]" office:value-type="float" office:value="13" calcext:value-type="float">
            <text:p>13</text:p>
          </table:table-cell>
          <table:table-cell table:number-columns-repeated="6"/>
          <table:table-cell table:formula="of:=([.E32]/1000)*0.00000000000101" office:value-type="float" office:value="0" calcext:value-type="float">
            <text:p>0</text:p>
          </table:table-cell>
          <table:table-cell table:formula="of:=[.N32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C33]+[.$G$20]" office:value-type="float" office:value="128" calcext:value-type="float">
            <text:p>128</text:p>
          </table:table-cell>
          <table:table-cell table:number-columns-repeated="6"/>
          <table:table-cell table:formula="of:=([.E33]/1000)*0.00000000000101" office:value-type="float" office:value="0" calcext:value-type="float">
            <text:p>0</text:p>
          </table:table-cell>
          <table:table-cell table:formula="of:=[.N33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C34]+[.$G$20]" office:value-type="float" office:value="12" calcext:value-type="float">
            <text:p>12</text:p>
          </table:table-cell>
          <table:table-cell table:number-columns-repeated="6"/>
          <table:table-cell table:formula="of:=([.E34]/1000)*0.00000000000101" office:value-type="float" office:value="0" calcext:value-type="float">
            <text:p>0</text:p>
          </table:table-cell>
          <table:table-cell table:formula="of:=[.N34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formula="of:=[.C35]+[.$G$20]" office:value-type="float" office:value="0" calcext:value-type="float">
            <text:p>0</text:p>
          </table:table-cell>
          <table:table-cell table:number-columns-repeated="6"/>
          <table:table-cell table:formula="of:=([.E35]/1000)*0.00000000000101" office:value-type="float" office:value="0" calcext:value-type="float">
            <text:p>0</text:p>
          </table:table-cell>
          <table:table-cell table:formula="of:=[.N35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yklotron</text:p>
          </table:table-cell>
          <table:table-cell table:number-columns-repeated="4"/>
          <table:table-cell table:formula="of:=[.C36]+[.$G$20]" office:value-type="float" office:value="0" calcext:value-type="float">
            <text:p>0</text:p>
          </table:table-cell>
          <table:table-cell table:number-columns-repeated="6"/>
          <table:table-cell table:formula="of:=([.E36]/1000)*0.00000000000101" office:value-type="float" office:value="0" calcext:value-type="float">
            <text:p>0</text:p>
          </table:table-cell>
          <table:table-cell table:formula="of:=[.N36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C37]+[.$G$20]" office:value-type="float" office:value="26" calcext:value-type="float">
            <text:p>26</text:p>
          </table:table-cell>
          <table:table-cell table:number-columns-repeated="6"/>
          <table:table-cell table:formula="of:=([.E37]/1000)*0.00000000000101" office:value-type="float" office:value="0" calcext:value-type="float">
            <text:p>0</text:p>
          </table:table-cell>
          <table:table-cell table:formula="of:=[.N37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C38]+[.$G$20]" office:value-type="float" office:value="39" calcext:value-type="float">
            <text:p>39</text:p>
          </table:table-cell>
          <table:table-cell table:number-columns-repeated="6"/>
          <table:table-cell table:formula="of:=([.E38]/1000)*0.00000000000101" office:value-type="float" office:value="0" calcext:value-type="float">
            <text:p>0</text:p>
          </table:table-cell>
          <table:table-cell table:formula="of:=[.N38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C39]+[.$G$20]" office:value-type="float" office:value="0" calcext:value-type="float">
            <text:p>0</text:p>
          </table:table-cell>
          <table:table-cell table:number-columns-repeated="6"/>
          <table:table-cell table:formula="of:=([.E39]/1000)*0.00000000000101" office:value-type="float" office:value="0" calcext:value-type="float">
            <text:p>0</text:p>
          </table:table-cell>
          <table:table-cell table:formula="of:=[.N39]/1.602176634E-0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O40]*[.$F$20]/1000/1000" office:value-type="float" office:value="5.38418162950191" calcext:value-type="float">
            <text:p>5.38418162950191</text:p>
          </table:table-cell>
          <table:table-cell table:formula="of:=[.C40]+[.$G$20]" office:value-type="float" office:value="138" calcext:value-type="float">
            <text:p>138</text:p>
          </table:table-cell>
          <table:table-cell table:number-columns-repeated="6"/>
          <table:table-cell table:formula="of:=([.E40]/1000)*0.00000000000101" office:value-type="float" office:value="0.00000000000023634" calcext:value-type="float">
            <text:p>2.3634E-13</text:p>
          </table:table-cell>
          <table:table-cell table:formula="of:=[.N40]/1.602176634E-019" office:value-type="float" office:value="1475118.25465806" calcext:value-type="float">
            <text:p>1475118.25465806</text:p>
          </table:table-cell>
        </table:table-row>
        <table:table-row table:style-name="ro1">
          <table:table-cell/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O41]*[.$F$20]/1000/1000" office:value-type="float" office:value="5.7293214775469" calcext:value-type="float">
            <text:p>5.7293214775469</text:p>
          </table:table-cell>
          <table:table-cell table:formula="of:=[.C41]+[.$G$20]" office:value-type="float" office:value="147" calcext:value-type="float">
            <text:p>147</text:p>
          </table:table-cell>
          <table:table-cell table:number-columns-repeated="6"/>
          <table:table-cell table:formula="of:=([.E41]/1000)*0.00000000000101" office:value-type="float" office:value="0.00000000000025149" calcext:value-type="float">
            <text:p>2.5149E-13</text:p>
          </table:table-cell>
          <table:table-cell table:formula="of:=[.N41]/1.602176634E-019" office:value-type="float" office:value="1569677.11713614" calcext:value-type="float">
            <text:p>1569677.11713614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ion ener</text:p>
          </table:table-cell>
          <table:table-cell office:value-type="string" calcext:value-type="string">
            <text:p>keV/um</text:p>
          </table:table-cell>
          <table:table-cell table:number-columns-repeated="8"/>
        </table:table-row>
        <table:table-row table:style-name="ro1">
          <table:table-cell/>
          <table:table-cell table:style-name="ce23"/>
          <table:table-cell table:style-name="ce27" office:value-type="string" calcext:value-type="string">
            <text:p>MeV/n</text:p>
          </table:table-cell>
          <table:table-cell table:style-name="ce27" office:value-type="string" calcext:value-type="string">
            <text:p>LET in Si</text:p>
          </table:table-cell>
          <table:table-cell table:style-name="ce27" office:value-type="string" calcext:value-type="string">
            <text:p>Edep [keV] (for 300 um)</text:p>
          </table:table-cell>
          <table:table-cell/>
          <table:table-cell office:value-type="string" calcext:value-type="string">
            <text:p>LET SRIM</text:p>
          </table:table-cell>
          <table:table-cell table:number-columns-repeated="8"/>
        </table:table-row>
        <table:table-row table:style-name="ro2">
          <table:table-cell/>
          <table:table-cell table:style-name="ce24" office:value-type="string" calcext:value-type="string">
            <text:p>C</text:p>
          </table:table-cell>
          <table:table-cell table:style-name="ce28" office:value-type="float" office:value="380.9" calcext:value-type="float">
            <text:p>380.9</text:p>
          </table:table-cell>
          <table:table-cell table:style-name="ce28" office:value-type="float" office:value="20.51" calcext:value-type="float">
            <text:p>20.51</text:p>
          </table:table-cell>
          <table:table-cell table:style-name="ce31" table:formula="of:=[.D47]*300" office:value-type="float" office:value="6153" calcext:value-type="float">
            <text:p>6153</text:p>
          </table:table-cell>
          <table:table-cell table:formula="of:=[.C47]*12" office:value-type="float" office:value="4570.8" calcext:value-type="float">
            <text:p>4570.8</text:p>
          </table:table-cell>
          <table:table-cell office:value-type="float" office:value="20.58" calcext:value-type="float">
            <text:p>20.58</text:p>
          </table:table-cell>
          <table:table-cell table:formula="of:=300*[.G47]" office:value-type="float" office:value="6174" calcext:value-type="float">
            <text:p>6174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C (BF 172.24)</text:p>
          </table:table-cell>
          <table:table-cell table:style-name="ce29" office:value-type="float" office:value="203.3" calcext:value-type="float">
            <text:p>203.3</text:p>
          </table:table-cell>
          <table:table-cell table:style-name="ce29" office:value-type="float" office:value="29.29" calcext:value-type="float">
            <text:p>29.29</text:p>
          </table:table-cell>
          <table:table-cell table:style-name="ce31" table:formula="of:=[.D48]*300" office:value-type="float" office:value="8787" calcext:value-type="float">
            <text:p>8787</text:p>
          </table:table-cell>
          <table:table-cell/>
          <table:table-cell office:value-type="float" office:value="10.96" calcext:value-type="float">
            <text:p>10.96</text:p>
          </table:table-cell>
          <table:table-cell/>
          <table:table-cell table:formula="of:=[.G48]*172.24" office:value-type="float" office:value="1887.7504" calcext:value-type="float">
            <text:p>1887.7504</text:p>
          </table:table-cell>
          <table:table-cell table:formula="of:=[.F47]-[.I48]" office:value-type="float" office:value="2683.0496" calcext:value-type="float">
            <text:p>2683.0496</text:p>
          </table:table-cell>
          <table:table-cell table:formula="of:=[.J48]/12" office:value-type="float" office:value="223.587466666667" calcext:value-type="float">
            <text:p>223.587466666667</text:p>
          </table:table-cell>
          <table:table-cell table:formula="of:=[.C48]*12" office:value-type="float" office:value="2439.6" calcext:value-type="float">
            <text:p>2439.6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B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20.17" calcext:value-type="float">
            <text:p>20.17</text:p>
          </table:table-cell>
          <table:table-cell table:style-name="ce31" table:formula="of:=[.D49]*300" office:value-type="float" office:value="6051" calcext:value-type="float">
            <text:p>6051</text:p>
          </table:table-cell>
          <table:table-cell/>
          <table:table-cell office:value-type="float" office:value="27.6" calcext:value-type="float">
            <text:p>27.6</text:p>
          </table:table-cell>
          <table:table-cell table:formula="of:=[.G49]*300" office:value-type="float" office:value="8280" calcext:value-type="float">
            <text:p>8280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Be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12.85" calcext:value-type="float">
            <text:p>12.85</text:p>
          </table:table-cell>
          <table:table-cell table:style-name="ce31" table:formula="of:=[.D50]*300" office:value-type="float" office:value="3855" calcext:value-type="float">
            <text:p>3855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Li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7.51" calcext:value-type="float">
            <text:p>7.51</text:p>
          </table:table-cell>
          <table:table-cell table:style-name="ce31" table:formula="of:=[.D51]*300" office:value-type="float" office:value="2253" calcext:value-type="float">
            <text:p>2253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e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3.33" calcext:value-type="float">
            <text:p>3.33</text:p>
          </table:table-cell>
          <table:table-cell table:style-name="ce31" table:formula="of:=[.D52]*300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03.3" calcext:value-type="float">
            <text:p>203.3</text:p>
          </table:table-cell>
          <table:table-cell table:style-name="ce30" office:value-type="float" office:value="0.83" calcext:value-type="float">
            <text:p>0.83</text:p>
          </table:table-cell>
          <table:table-cell table:style-name="ce31" table:formula="of:=[.D53]*300"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He</text:p>
          </table:table-cell>
          <table:table-cell table:style-name="ce28" office:value-type="float" office:value="143.7" calcext:value-type="float">
            <text:p>143.7</text:p>
          </table:table-cell>
          <table:table-cell table:style-name="ce31" office:value-type="float" office:value="4.19" calcext:value-type="float">
            <text:p>4.19</text:p>
          </table:table-cell>
          <table:table-cell table:style-name="ce31" table:formula="of:=[.D55]*300" office:value-type="float" office:value="1257" calcext:value-type="float">
            <text:p>1257</text:p>
          </table:table-cell>
          <table:table-cell table:formula="of:=[.C55]*4" office:value-type="float" office:value="574.8" calcext:value-type="float">
            <text:p>574.8</text:p>
          </table:table-cell>
          <table:table-cell office:value-type="float" office:value="4.2" calcext:value-type="float">
            <text:p>4.2</text:p>
          </table:table-cell>
          <table:table-cell table:formula="of:=300*[.G55]"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He (BF 127.68)</text:p>
          </table:table-cell>
          <table:table-cell table:style-name="ce29" office:value-type="float" office:value="48.2" calcext:value-type="float">
            <text:p>48.2</text:p>
          </table:table-cell>
          <table:table-cell table:style-name="ce29" office:value-type="float" office:value="9.44" calcext:value-type="float">
            <text:p>9.44</text:p>
          </table:table-cell>
          <table:table-cell table:style-name="ce31" table:formula="of:=[.D56]*300" office:value-type="float" office:value="2832" calcext:value-type="float">
            <text:p>2832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48.2" calcext:value-type="float">
            <text:p>48.2</text:p>
          </table:table-cell>
          <table:table-cell table:style-name="ce30" office:value-type="float" office:value="2.35" calcext:value-type="float">
            <text:p>2.35</text:p>
          </table:table-cell>
          <table:table-cell table:style-name="ce31" table:formula="of:=[.D57]*300"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/>
          <table:table-cell table:style-name="ce23" table:number-columns-repeated="3"/>
          <table:table-cell table:style-name="ce31"/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He (BF 142.02)</text:p>
          </table:table-cell>
          <table:table-cell table:style-name="ce31" office:value-type="float" office:value="25.6" calcext:value-type="float">
            <text:p>25.6</text:p>
          </table:table-cell>
          <table:table-cell table:style-name="ce31" office:value-type="float" office:value="15.5" calcext:value-type="float">
            <text:p>15.5</text:p>
          </table:table-cell>
          <table:table-cell table:style-name="ce31" table:formula="of:=[.D59]*300" office:value-type="float" office:value="4650" calcext:value-type="float">
            <text:p>4650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H</text:p>
          </table:table-cell>
          <table:table-cell table:style-name="ce30" office:value-type="float" office:value="25.6" calcext:value-type="float">
            <text:p>25.6</text:p>
          </table:table-cell>
          <table:table-cell table:style-name="ce30" office:value-type="float" office:value="3.86" calcext:value-type="float">
            <text:p>3.86</text:p>
          </table:table-cell>
          <table:table-cell table:style-name="ce31" table:formula="of:=[.D60]*300" office:value-type="float" office:value="1158" calcext:value-type="float">
            <text:p>1158</text:p>
          </table:table-cell>
          <table:table-cell table:number-columns-repeated="10"/>
        </table:table-row>
      </table:table>
      <table:table table:name="Sheet8" table:style-name="ta1">
        <table:shapes>
          <draw:frame draw:z-index="0" draw:style-name="gr1" draw:text-style-name="P1" svg:width="582.18pt" svg:height="402.97pt" svg:x="265.95pt" svg:y="24.07pt">
            <draw:object draw:notify-on-update-of-ranges="Sheet8.A15:Sheet8.A21 Sheet8.B15:Sheet8.B21 Sheet8.D15:Sheet8.D21 Sheet8.L15:Sheet8.L21 Sheet8.L15:Sheet8.L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table:style-name="ce8" office:value-type="string" calcext:value-type="string">
            <text:p>MeV/n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ep [MeV]</text:p>
          </table:table-cell>
          <table:table-cell office:value-type="string" calcext:value-type="string">
            <text:p>FWHM_min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_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HWHM</text:p>
          </table:table-cell>
          <table:table-cell office:value-type="string" calcext:value-type="string">
            <text:p>edep [corr]</text:p>
          </table:table-cell>
          <table:table-cell office:value-type="string" calcext:value-type="string">
            <text:p>y err</text:p>
          </table:table-cell>
          <table:table-cell office:value-type="float" office:value="20.51" calcext:value-type="float">
            <text:p>20.51</text:p>
          </table:table-cell>
          <table:table-cell office:value-type="float" office:value="300" calcext:value-type="float">
            <text:p>300</text:p>
          </table:table-cell>
          <table:table-cell table:formula="of:=[.O7]*[.P7]" office:value-type="float" office:value="6153" calcext:value-type="float">
            <text:p>6153</text:p>
          </table:table-cell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office:value-type="string" calcext:value-type="string">
            <text:p>depleted</text:p>
          </table:table-cell>
          <table:table-cell table:number-columns-repeated="10"/>
          <table:table-cell office:value-type="float" office:value="4.194" calcext:value-type="float">
            <text:p>4.194</text:p>
          </table:table-cell>
          <table:table-cell office:value-type="float" office:value="300" calcext:value-type="float">
            <text:p>300</text:p>
          </table:table-cell>
          <table:table-cell table:formula="of:=[.O8]*[.P8]" office:value-type="float" office:value="1258.2" calcext:value-type="float">
            <text:p>1258.2</text:p>
          </table:table-cell>
        </table:table-row>
        <table:table-row table:style-name="ro1">
          <table:table-cell table:style-name="ce8" office:value-type="string" calcext:value-type="string">
            <text:p><text:s text:c="11"/>C40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153" calcext:value-type="float">
            <text:p>6153</text:p>
          </table:table-cell>
          <table:table-cell table:style-name="ce44"/>
          <table:table-cell table:formula="of:=[.C9]/1000" office:value-type="float" office:value="6.153" calcext:value-type="float">
            <text:p>6.153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table:formula="of:=[.I9]/2" office:value-type="float" office:value="387.5" calcext:value-type="float">
            <text:p>387.5</text:p>
          </table:table-cell>
          <table:table-cell table:formula="of:=[.H9]-[.F9]" office:value-type="float" office:value="20" calcext:value-type="float">
            <text:p>20</text:p>
          </table:table-cell>
          <table:table-cell table:formula="of:=[.K9]/2" office:value-type="float" office:value="10" calcext:value-type="float">
            <text:p>10</text:p>
          </table:table-cell>
          <table:table-cell table:formula="of:=[.E9]-[.D9]" office:value-type="float" office:value="6.153" calcext:value-type="float">
            <text:p>6.153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0"/>C400+B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8787" calcext:value-type="float">
            <text:p>8787</text:p>
          </table:table-cell>
          <table:table-cell table:style-name="ce44"/>
          <table:table-cell table:formula="of:=[.C10]/1000" office:value-type="float" office:value="8.787" calcext:value-type="float">
            <text:p>8.787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table:formula="of:=[.I10]/2" office:value-type="float" office:value="200" calcext:value-type="float">
            <text:p>200</text:p>
          </table:table-cell>
          <table:table-cell table:formula="of:=[.H10]-[.F10]" office:value-type="float" office:value="24" calcext:value-type="float">
            <text:p>24</text:p>
          </table:table-cell>
          <table:table-cell table:formula="of:=[.K10]/2" office:value-type="float" office:value="12" calcext:value-type="float">
            <text:p>12</text:p>
          </table:table-cell>
          <table:table-cell table:formula="of:=[.E10]-[.D10]" office:value-type="float" office:value="8.787" calcext:value-type="float">
            <text:p>8.787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9"/>B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6051" calcext:value-type="float">
            <text:p>6051</text:p>
          </table:table-cell>
          <table:table-cell table:style-name="ce44"/>
          <table:table-cell table:formula="of:=[.C11]/1000" office:value-type="float" office:value="6.051" calcext:value-type="float">
            <text:p>6.05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I11]/2" office:value-type="float" office:value="35" calcext:value-type="float">
            <text:p>35</text:p>
          </table:table-cell>
          <table:table-cell table:formula="of:=[.H11]-[.F11]" office:value-type="float" office:value="19" calcext:value-type="float">
            <text:p>19</text:p>
          </table:table-cell>
          <table:table-cell table:formula="of:=[.K11]/2" office:value-type="float" office:value="9.5" calcext:value-type="float">
            <text:p>9.5</text:p>
          </table:table-cell>
          <table:table-cell table:formula="of:=[.E11]-[.D11]" office:value-type="float" office:value="6.051" calcext:value-type="float">
            <text:p>6.051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0"/>B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855" calcext:value-type="float">
            <text:p>3855</text:p>
          </table:table-cell>
          <table:table-cell table:style-name="ce44"/>
          <table:table-cell table:formula="of:=[.C12]/1000" office:value-type="float" office:value="3.855" calcext:value-type="float">
            <text:p>3.8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[.I12]/2" office:value-type="float" office:value="22.5" calcext:value-type="float">
            <text:p>22.5</text:p>
          </table:table-cell>
          <table:table-cell table:formula="of:=[.H12]-[.F12]" office:value-type="float" office:value="28" calcext:value-type="float">
            <text:p>28</text:p>
          </table:table-cell>
          <table:table-cell table:formula="of:=[.K12]/2" office:value-type="float" office:value="14" calcext:value-type="float">
            <text:p>14</text:p>
          </table:table-cell>
          <table:table-cell table:formula="of:=[.E12]-[.D12]" office:value-type="float" office:value="3.855" calcext:value-type="float">
            <text:p>3.855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8"/>Li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52" calcext:value-type="float">
            <text:p>2252</text:p>
          </table:table-cell>
          <table:table-cell table:style-name="ce44"/>
          <table:table-cell table:formula="of:=[.C13]/1000" office:value-type="float" office:value="2.252" calcext:value-type="float">
            <text:p>2.2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formula="of:=[.I13]/2" office:value-type="float" office:value="60" calcext:value-type="float">
            <text:p>60</text:p>
          </table:table-cell>
          <table:table-cell table:formula="of:=[.H13]-[.F13]" office:value-type="float" office:value="12" calcext:value-type="float">
            <text:p>12</text:p>
          </table:table-cell>
          <table:table-cell table:formula="of:=[.K13]/2" office:value-type="float" office:value="6" calcext:value-type="float">
            <text:p>6</text:p>
          </table:table-cell>
          <table:table-cell table:formula="of:=[.E13]-[.D13]" office:value-type="float" office:value="2.252" calcext:value-type="float">
            <text:p>2.252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H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99" calcext:value-type="float">
            <text:p>999</text:p>
          </table:table-cell>
          <table:table-cell table:style-name="ce44"/>
          <table:table-cell table:formula="of:=[.C14]/1000" office:value-type="float" office:value="0.999" calcext:value-type="float">
            <text:p>0.99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I14]/2" office:value-type="float" office:value="500" calcext:value-type="float">
            <text:p>500</text:p>
          </table:table-cell>
          <table:table-cell table:formula="of:=[.H14]-[.F14]" office:value-type="float" office:value="9" calcext:value-type="float">
            <text:p>9</text:p>
          </table:table-cell>
          <table:table-cell table:formula="of:=[.K14]/2" office:value-type="float" office:value="4.5" calcext:value-type="float">
            <text:p>4.5</text:p>
          </table:table-cell>
          <table:table-cell table:formula="of:=[.E14]-[.D14]" office:value-type="float" office:value="0.999" calcext:value-type="float">
            <text:p>0.999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8"/>He15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257" calcext:value-type="float">
            <text:p>1257</text:p>
          </table:table-cell>
          <table:table-cell table:style-name="ce44" table:formula="of:=(([.C15]/1000)/[.$C$7])*[.$D$7]" office:value-type="float" office:value="1.257" calcext:value-type="float">
            <text:p>1.3</text:p>
          </table:table-cell>
          <table:table-cell table:formula="of:=[.C15]/1000" office:value-type="float" office:value="1.257" calcext:value-type="float">
            <text:p>1.25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I15]/2" office:value-type="float" office:value="1128" calcext:value-type="float">
            <text:p>1128</text:p>
          </table:table-cell>
          <table:table-cell table:formula="of:=[.H15]-[.F15]" office:value-type="float" office:value="6" calcext:value-type="float">
            <text:p>6</text:p>
          </table:table-cell>
          <table:table-cell table:formula="of:=[.K15]/2" office:value-type="float" office:value="3" calcext:value-type="float">
            <text:p>3</text:p>
          </table:table-cell>
          <table:table-cell table:formula="of:=[.E15]-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9"/>He150+BF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832" calcext:value-type="float">
            <text:p>2832</text:p>
          </table:table-cell>
          <table:table-cell table:style-name="ce44" table:formula="of:=(([.C16]/1000)/[.$C$7])*[.$D$7]" office:value-type="float" office:value="2.832" calcext:value-type="float">
            <text:p>2.8</text:p>
          </table:table-cell>
          <table:table-cell table:formula="of:=[.C16]/1000" office:value-type="float" office:value="2.832" calcext:value-type="float">
            <text:p>2.8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99" calcext:value-type="float">
            <text:p>1099</text:p>
          </table:table-cell>
          <table:table-cell table:formula="of:=[.I16]/2" office:value-type="float" office:value="549.5" calcext:value-type="float">
            <text:p>549.5</text:p>
          </table:table-cell>
          <table:table-cell table:formula="of:=[.H16]-[.F16]" office:value-type="float" office:value="9" calcext:value-type="float">
            <text:p>9</text:p>
          </table:table-cell>
          <table:table-cell table:formula="of:=[.K16]/2" office:value-type="float" office:value="4.5" calcext:value-type="float">
            <text:p>4.5</text:p>
          </table:table-cell>
          <table:table-cell table:formula="of:=[.E16]-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13"/>He150+BF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650" calcext:value-type="float">
            <text:p>4650</text:p>
          </table:table-cell>
          <table:table-cell table:style-name="ce44" table:formula="of:=[.C17]/1000" office:value-type="float" office:value="4.65" calcext:value-type="float">
            <text:p>4.7</text:p>
          </table:table-cell>
          <table:table-cell table:formula="of:=[.C17]/1000" office:value-type="float" office:value="4.65" calcext:value-type="float">
            <text:p>4.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table:formula="of:=[.I17]/2" office:value-type="float" office:value="227.5" calcext:value-type="float">
            <text:p>227.5</text:p>
          </table:table-cell>
          <table:table-cell table:formula="of:=[.H17]-[.F17]" office:value-type="float" office:value="25" calcext:value-type="float">
            <text:p>25</text:p>
          </table:table-cell>
          <table:table-cell table:formula="of:=[.K17]/2" office:value-type="float" office:value="12.5" calcext:value-type="float">
            <text:p>12.5</text:p>
          </table:table-cell>
          <table:table-cell table:formula="of:=[.E17]-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p+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10" calcext:value-type="float">
            <text:p>1010</text:p>
          </table:table-cell>
          <table:table-cell table:style-name="ce44" table:formula="of:=[.C18]/1000" office:value-type="float" office:value="1.01" calcext:value-type="float">
            <text:p>1.0</text:p>
          </table:table-cell>
          <table:table-cell table:formula="of:=[.C18]/1000"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776" calcext:value-type="float">
            <text:p>7776</text:p>
          </table:table-cell>
          <table:table-cell table:formula="of:=[.I18]/2" office:value-type="float" office:value="3888" calcext:value-type="float">
            <text:p>3888</text:p>
          </table:table-cell>
          <table:table-cell table:formula="of:=[.H18]-[.F18]" office:value-type="float" office:value="5" calcext:value-type="float">
            <text:p>5</text:p>
          </table:table-cell>
          <table:table-cell table:formula="of:=[.K18]/2" office:value-type="float" office:value="2.5" calcext:value-type="float">
            <text:p>2.5</text:p>
          </table:table-cell>
          <table:table-cell table:formula="of:=[.E18]-[.D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s text:c="6"/>p+ (3+4)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40" calcext:value-type="float">
            <text:p>1740</text:p>
          </table:table-cell>
          <table:table-cell table:style-name="ce44" table:formula="of:=[.C19]/1000" office:value-type="float" office:value="1.74" calcext:value-type="float">
            <text:p>1.7</text:p>
          </table:table-cell>
          <table:table-cell table:formula="of:=[.C19]/1000" office:value-type="float" office:value="1.74" calcext:value-type="float">
            <text:p>1.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57" calcext:value-type="float">
            <text:p>1557</text:p>
          </table:table-cell>
          <table:table-cell table:formula="of:=[.I19]/2" office:value-type="float" office:value="778.5" calcext:value-type="float">
            <text:p>778.5</text:p>
          </table:table-cell>
          <table:table-cell table:formula="of:=[.H19]-[.F19]" office:value-type="float" office:value="7" calcext:value-type="float">
            <text:p>7</text:p>
          </table:table-cell>
          <table:table-cell table:formula="of:=[.K19]/2" office:value-type="float" office:value="3.5" calcext:value-type="float">
            <text:p>3.5</text:p>
          </table:table-cell>
          <table:table-cell table:formula="of:=[.E19]-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Pu</text:p>
          </table:table-cell>
          <table:table-cell office:value-type="float" office:value="138" calcext:value-type="float">
            <text:p>138</text:p>
          </table:table-cell>
          <table:table-cell office:value-type="float" office:value="5156" calcext:value-type="float">
            <text:p>5156</text:p>
          </table:table-cell>
          <table:table-cell table:style-name="ce44" table:formula="of:=[.C20]/1000" office:value-type="float" office:value="5.156" calcext:value-type="float">
            <text:p>5.2</text:p>
          </table:table-cell>
          <table:table-cell table:formula="of:=[.C20]/1000" office:value-type="float" office:value="5.156" calcext:value-type="float">
            <text:p>5.15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3128" calcext:value-type="float">
            <text:p>33128</text:p>
          </table:table-cell>
          <table:table-cell table:formula="of:=[.I20]/2" office:value-type="float" office:value="16564" calcext:value-type="float">
            <text:p>16564</text:p>
          </table:table-cell>
          <table:table-cell table:formula="of:=[.H20]-[.F20]" office:value-type="float" office:value="2" calcext:value-type="float">
            <text:p>2</text:p>
          </table:table-cell>
          <table:table-cell table:formula="of:=[.K20]/2" office:value-type="float" office:value="1" calcext:value-type="float">
            <text:p>1</text:p>
          </table:table-cell>
          <table:table-cell table:formula="of:=[.E20]-[.D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Am</text:p>
          </table:table-cell>
          <table:table-cell office:value-type="float" office:value="147" calcext:value-type="float">
            <text:p>147</text:p>
          </table:table-cell>
          <table:table-cell office:value-type="float" office:value="5486" calcext:value-type="float">
            <text:p>5486</text:p>
          </table:table-cell>
          <table:table-cell table:style-name="ce44" table:formula="of:=[.C21]/1000" office:value-type="float" office:value="5.486" calcext:value-type="float">
            <text:p>5.5</text:p>
          </table:table-cell>
          <table:table-cell table:formula="of:=[.C21]/1000" office:value-type="float" office:value="5.486" calcext:value-type="float">
            <text:p>5.48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907" calcext:value-type="float">
            <text:p>1907</text:p>
          </table:table-cell>
          <table:table-cell table:formula="of:=[.I21]/2" office:value-type="float" office:value="953.5" calcext:value-type="float">
            <text:p>953.5</text:p>
          </table:table-cell>
          <table:table-cell table:formula="of:=[.H21]-[.F21]" office:value-type="float" office:value="3" calcext:value-type="float">
            <text:p>3</text:p>
          </table:table-cell>
          <table:table-cell table:formula="of:=[.K21]/2" office:value-type="float" office:value="1.5" calcext:value-type="float">
            <text:p>1.5</text:p>
          </table:table-cell>
          <table:table-cell table:formula="of:=[.E21]-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16"/>
        </table:table-row>
        <table:table-row table:style-name="ro1">
          <table:table-cell table:formula="of:=[.A36]*[.A37]" office:value-type="float" office:value="21.6" calcext:value-type="float">
            <text:p>21.6</text:p>
          </table:table-cell>
          <table:table-cell table:number-columns-repeated="1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4]/100" office:value-type="float" office:value="0.027" calcext:value-type="float">
            <text:p>0.027</text:p>
          </table:table-cell>
          <table:table-cell table:number-columns-repeated="15"/>
        </table:table-row>
        <table:table-row table:style-name="ro1">
          <table:table-cell table:formula="of:=[.A44]/100*8" office:value-type="float" office:value="0.08" calcext:value-type="float">
            <text:p>0.08</text:p>
          </table:table-cell>
          <table:table-cell table:formula="of:=[.A46]*[.B44]" office:value-type="float" office:value="0.216" calcext:value-type="float">
            <text:p>0.216</text:p>
          </table:table-cell>
          <table:table-cell table:number-columns-repeated="15"/>
        </table:table-row>
        <table:table-row table:style-name="ro1">
          <table:table-cell/>
          <table:table-cell table:formula="of:=[.B46]/[.B45]" office:value-type="float" office:value="8" calcext:value-type="float">
            <text:p>8</text:p>
          </table:table-cell>
          <table:table-cell table:number-columns-repeated="15"/>
        </table:table-row>
      </table:table>
      <table:table table:name="Sheet7" table:style-name="ta1">
        <table:shapes>
          <draw:frame draw:z-index="0" draw:style-name="gr1" draw:text-style-name="P1" svg:width="537.73pt" svg:height="302.46pt" svg:x="345.57pt" svg:y="27.13pt">
            <draw:object draw:notify-on-update-of-ranges="Sheet7.A5:Sheet7.A7 Sheet7.B4:Sheet7.B4 Sheet7.B5:Sheet7.B7 Sheet7.A5:Sheet7.A7 Sheet7.C4:Sheet7.C4 Sheet7.C5:Sheet7.C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style-name="ce33"/>
          <table:table-cell table:style-name="ce33" office:value-type="string" calcext:value-type="string">
            <text:p>3V</text:p>
          </table:table-cell>
          <table:table-cell table:style-name="ce33" office:value-type="string" calcext:value-type="string">
            <text:p>10V</text:p>
          </table:table-cell>
          <table:table-cell table:style-name="ce33" office:value-type="string" calcext:value-type="string">
            <text:p>deg</text:p>
          </table:table-cell>
          <table:table-cell table:style-name="ce33" table:number-columns-repeated="60"/>
        </table:table-row>
        <table:table-row table:style-name="ro1">
          <table:table-cell table:formula="of:=(1/COS([.E5]))-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RADIANS([.D5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formula="of:=(1/COS([.E6]))-1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RADIANS([.D6])" office:value-type="float" office:value="1.0471975511966" calcext:value-type="float">
            <text:p>1.0471975511966</text:p>
          </table:table-cell>
          <table:table-cell table:number-columns-repeated="59"/>
        </table:table-row>
        <table:table-row table:style-name="ro1">
          <table:table-cell table:formula="of:=(1/COS([.E7]))-1" office:value-type="float" office:value="1.92380440016309" calcext:value-type="float">
            <text:p>1.92380440016309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formula="of:=RADIANS([.D7])" office:value-type="float" office:value="1.22173047639603" calcext:value-type="float">
            <text:p>1.22173047639603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RADIANS([.D8])" office:value-type="float" office:value="3.14159265358979" calcext:value-type="float">
            <text:p>3.14159265358979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office:value-type="float" office:value="35.4" calcext:value-type="float">
            <text:p>35.4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formula="of:=[.C13]/[.C14]" office:value-type="float" office:value="1.33584905660377" calcext:value-type="float">
            <text:p>1.33584905660377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formula="of:=[.C18]/[.C19]" office:value-type="float" office:value="1.33333333333333" calcext:value-type="float">
            <text:p>1.33333333333333</text:p>
          </table:table-cell>
          <table:table-cell table:formula="of:=[.D18]-[.D19]" office:value-type="float" office:value="0.2" calcext:value-type="float">
            <text:p>0.2</text:p>
          </table:table-cell>
          <table:table-cell table:number-columns-repeated="60"/>
        </table:table-row>
      </table:table>
      <table:table table:name="Liulin" table:style-name="ta1">
        <table:shapes>
          <draw:frame draw:z-index="0" draw:style-name="gr1" draw:text-style-name="P1" svg:width="612.65pt" svg:height="365.07pt" svg:x="195.11pt" svg:y="28.69pt">
            <draw:object draw:notify-on-update-of-ranges="Liulin.A3:Liulin.A10 Liulin.B3:Liulin.B8 Liulin.C3:Liulin.C8 Liulin.B3:Liulin.B10 Liulin.C3:Liulin.C10 Liulin.B9:Liulin.B10 Liulin.C9:Liulin.C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iulin</text:p>
          </table:table-cell>
          <table:table-cell/>
        </table:table-row>
        <table:table-row table:style-name="ro1">
          <table:table-cell table:style-name="Default" office:value-type="string" calcext:value-type="string">
            <text:p>C400</text:p>
          </table:table-cell>
          <table:table-cell office:value-type="float" office:value="87" calcext:value-type="float">
            <text:p>87</text:p>
          </table:table-cell>
          <table:table-cell office:value-type="float" office:value="6.153" calcext:value-type="float">
            <text:p>6.153</text:p>
          </table:table-cell>
        </table:table-row>
        <table:table-row table:style-name="ro1">
          <table:table-cell table:style-name="Default" office:value-type="string" calcext:value-type="string">
            <text:p>C400+BF</text:p>
          </table:table-cell>
          <table:table-cell office:value-type="float" office:value="129" calcext:value-type="float">
            <text:p>129</text:p>
          </table:table-cell>
          <table:table-cell office:value-type="float" office:value="8.787" calcext:value-type="float">
            <text:p>8.78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3" calcext:value-type="float">
            <text:p>83</text:p>
          </table:table-cell>
          <table:table-cell office:value-type="float" office:value="6.051" calcext:value-type="float">
            <text:p>6.05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51" calcext:value-type="float">
            <text:p>51</text:p>
          </table:table-cell>
          <table:table-cell office:value-type="float" office:value="3.855" calcext:value-type="float">
            <text:p>3.85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6" calcext:value-type="float">
            <text:p>26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1" calcext:value-type="float">
            <text:p>1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16" calcext:value-type="float">
            <text:p>16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string" calcext:value-type="string">
            <text:p>He150+BF1</text:p>
          </table:table-cell>
          <table:table-cell office:value-type="float" office:value="43" calcext:value-type="float">
            <text:p>43</text:p>
          </table:table-cell>
          <table:table-cell office:value-type="float" office:value="2.832" calcext:value-type="float">
            <text:p>2.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28P0"/>
    </number:currency-style>
    <number:number-style style:name="N129">
      <number:number number:decimal-places="4" loext:min-decimal-places="4" number:min-integer-digits="1"/>
    </number:number-style>
    <number:number-style style:name="N130" number:title="User-defined">
      <number:number number:decimal-places="3" loext:min-decimal-places="3" number:min-integer-digits="1"/>
    </number:number-style>
    <number:number-style style:name="N13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20:56:04.649780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4-01T13:30:32.980999435</meta:creation-date>
    <dc:date>2020-01-06T20:59:00.545722961</dc:date>
    <meta:editing-duration>P4DT17H40M21S</meta:editing-duration>
    <meta:editing-cycles>55</meta:editing-cycles>
    <meta:generator>LibreOffice/6.3.3.2$Linux_X86_64 LibreOffice_project/30$Build-2</meta:generator>
    <meta:document-statistic meta:table-count="9" meta:cell-count="1237" meta:object-count="1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41cm" svg:height="7.673cm" xlink:href=".." xlink:type="simple" chart:class="chart:scatter" chart:style-name="ch1">
        <chart:plot-area chart:style-name="ch2" table:cell-range-address="Sheet1.B51:Sheet1.C61 Sheet1.C50:Sheet1.C50" chart:data-source-has-labels="row" svg:x="0.272cm" svg:y="0.153cm" svg:width="13.097cm" svg:height="7.367cm">
          <chartooo:coordinate-region svg:x="1.264cm" svg:y="0.352cm" svg:width="11.641cm" svg:height="6.5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51:Sheet1.C61" chart:label-cell-address="Sheet1.C50:Sheet1.C50" chart:class="chart:scatter">
            <chart:domain table:cell-range-address="Sheet1.B51:Sheet1.B61"/>
            <chart:regression-curve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dep [keV]</text:p>
                <draw:g>
                  <svg:desc>Sheet1.C50:Sheet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Sheet1.B51:Sheet1.B61</svg:desc>
                </draw:g>
              </table:table-cell>
              <table:table-cell office:value-type="float" office:value="6153">
                <text:p>6153</text:p>
                <draw:g>
                  <svg:desc>Sheet1.C51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7" style:family="chart">
      <style:chart-properties chart:solid-type="cuboid" chart:symbol-type="named-symbol" chart:symbol-name="plus" chart:symbol-width="0.15cm" chart:symbol-height="0.15cm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0" style:family="chart" style:data-style-name="N129">
      <style:text-properties fo:color="#158466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 style:data-style-name="N129">
      <style:graphic-properties draw:fill="solid" draw:fill-color="#e6e905"/>
      <style:text-properties fo:color="#000000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6" style:family="chart" style:data-style-name="N129">
      <style:text-properties fo:color="#ff0000"/>
    </style:style>
    <style:style style:name="ch17" style:family="chart">
      <style:chart-properties chart:solid-type="cuboid" chart:symbol-type="named-symbol" chart:symbol-name="diamond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_2.B5:Sheet5_2.C17 Sheet5_2.E5:Sheet5_2.F17 Sheet5_2.F22:Sheet5_2.F41" chart:data-source-has-labels="column" svg:x="0.38cm" svg:y="0.258cm" svg:width="18.282cm" svg:height="12.404cm">
          <chartooo:coordinate-region svg:x="0.816cm" svg:y="0.457cm" svg:width="17.566cm" svg:height="11.558cm"/>
          <chart:axis chart:dimension="x" chart:name="primary-x" chart:style-name="ch3" chartooo:axis-type="auto">
            <chart:categories table:cell-range-address="Sheet5_2.B5:Sheet5_2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_2.F5:Sheet5_2.F17" chart:class="chart:scatter">
            <chart:domain table:cell-range-address="Sheet5_2.C5:Sheet5_2.C17"/>
            <chart:error-indicator chart:style-name="ch6" chart:dimension="x"/>
            <chart:data-point chart:repeated="3"/>
            <chart:data-point chart:style-name="ch7"/>
            <chart:data-point chart:repeated="6"/>
            <chart:data-point chart:style-name="ch7"/>
            <chart:data-point chart:repeated="2"/>
          </chart:series>
          <chart:series chart:style-name="ch8" chart:values-cell-range-address="Sheet5_2.E5:Sheet5_2.E17" chart:class="chart:scatter">
            <chart:regression-curve chart:style-name="ch9">
              <chart:equation chart:display-equation="true" chart:display-r-square="true" svg:x="9.303cm" svg:y="9.522cm" chart:style-name="ch10"/>
            </chart:regression-curve>
            <chart:data-point chart:repeated="13"/>
          </chart:series>
          <chart:series chart:style-name="ch11" chart:values-cell-range-address="Sheet5_2.F5:Sheet5_2.F10" chart:class="chart:scatter">
            <chart:domain table:cell-range-address="Sheet5_2.C5:Sheet5_2.C10"/>
            <chart:regression-curve chart:style-name="ch12">
              <chart:equation chart:display-equation="true" chart:display-r-square="true" chart:style-name="ch13"/>
            </chart:regression-curve>
            <chart:data-point chart:repeated="6"/>
          </chart:series>
          <chart:series chart:style-name="ch14" chart:values-cell-range-address="Sheet5_2.F22:Sheet5_2.F41" chart:class="chart:scatter">
            <chart:domain table:cell-range-address="Sheet5_2.G22:Sheet5_2.G41"/>
            <chart:regression-curve chart:style-name="ch15">
              <chart:equation chart:display-equation="true" chart:display-r-square="true" svg:x="5.916cm" svg:y="3.24cm" chart:style-name="ch16"/>
            </chart:regression-curve>
            <chart:data-point chart:repeated="6"/>
            <chart:data-point chart:style-name="ch17"/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_2.B5:Sheet5_2.B17</svg:desc>
                </draw:g>
              </table:table-cell>
              <table:table-cell office:value-type="float" office:value="142">
                <text:p>142</text:p>
                <draw:g>
                  <svg:desc>Sheet5_2.C5:Sheet5_2.C17</svg:desc>
                </draw:g>
              </table:table-cell>
              <table:table-cell office:value-type="float" office:value="6.153">
                <text:p>6.153</text:p>
                <draw:g>
                  <svg:desc>Sheet5_2.F5:Sheet5_2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NaN">
                <text:p>NaN</text:p>
                <draw:g>
                  <svg:desc>Sheet5_2.E5:Sheet5_2.E17</svg:desc>
                </draw:g>
              </table:table-cell>
              <table:table-cell office:value-type="float" office:value="142">
                <text:p>142</text:p>
                <draw:g>
                  <svg:desc>Sheet5_2.C5:Sheet5_2.C10</svg:desc>
                </draw:g>
              </table:table-cell>
              <table:table-cell office:value-type="float" office:value="6.153">
                <text:p>6.153</text:p>
                <draw:g>
                  <svg:desc>Sheet5_2.F5:Sheet5_2.F10</svg:desc>
                </draw:g>
              </table:table-cell>
              <table:table-cell office:value-type="float" office:value="142">
                <text:p>142</text:p>
                <draw:g>
                  <svg:desc>Sheet5_2.G22:Sheet5_2.G41</svg:desc>
                </draw:g>
              </table:table-cell>
              <table:table-cell office:value-type="float" office:value="NaN">
                <text:p>NaN</text:p>
                <draw:g>
                  <svg:desc>Sheet5_2.F22:Sheet5_2.F41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208">
                <text:p>208</text:p>
              </table:table-cell>
              <table:table-cell office:value-type="float" office:value="8.12229109065886">
                <text:p>8.12229109065886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0.999">
                <text:p>0.99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He150</text:p>
              </table:table-cell>
              <table:table-cell office:value-type="float" office:value="29">
                <text:p>29</text:p>
              </table:table-cell>
              <table:table-cell office:value-type="float" office:value="1.257">
                <text:p>1.25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57">
                <text:p>1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7086584923944">
                <text:p>0.337086584923944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832">
                <text:p>2.83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2.832">
                <text:p>2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.23491037630499">
                <text:p>1.23491037630499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2.82784582164865">
                <text:p>2.8278458216486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5.156">
                <text:p>5.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156">
                <text:p>5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Am</text:p>
              </table:table-cell>
              <table:table-cell office:value-type="float" office:value="147">
                <text:p>147</text:p>
              </table:table-cell>
              <table:table-cell office:value-type="float" office:value="5.486">
                <text:p>5.48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5.38418162950191">
                <text:p>5.38418162950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5.7293214775469">
                <text:p>5.72932147754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29"/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71cm" svg:height="10.671cm" xlink:href=".." xlink:type="simple" chart:class="chart:scatter" chart:style-name="ch1">
        <chart:legend svg:x="15.032cm" svg:y="0.867cm" style:legend-expansion="custom" chartooo:width="2.986cm" chartooo:height="2.092cm" style:legend-expansion-aspect-ratio="1.42734225621415" chart:style-name="ch2"/>
        <chart:plot-area chart:style-name="ch3" table:cell-range-address="Sheet7.A5:Sheet7.C7 Sheet7.B4:Sheet7.C4" chart:data-source-has-labels="row" svg:x="1.39cm" svg:y="0.213cm" svg:width="17.202cm" svg:height="9.264cm">
          <chartooo:coordinate-region svg:x="2.011cm" svg:y="0.412cm" svg:width="16.155cm" svg:height="8.418cm"/>
          <chart:axis chart:dimension="x" chart:name="primary-x" chart:style-name="ch4">
            <chart:title svg:x="9.087cm" svg:y="9.69cm" chart:style-name="ch5">
              <text:p>(1/cos θ) - 1</text:p>
            </chart:title>
          </chart:axis>
          <chart:axis chart:dimension="y" chart:name="primary-y" chart:style-name="ch4">
            <chart:title svg:x="0.451cm" svg:y="5.524cm" chart:style-name="ch6">
              <text:p>Channel</text:p>
            </chart:title>
            <chart:grid chart:style-name="ch7" chart:class="major"/>
          </chart:axis>
          <chart:series chart:style-name="ch8" chart:values-cell-range-address="Sheet7.B5:Sheet7.B7" chart:label-cell-address="Sheet7.B4:Sheet7.B4" chart:class="chart:scatter">
            <chart:domain table:cell-range-address="Sheet7.A5:Sheet7.A7"/>
            <chart:regression-curve chart:style-name="ch9">
              <chart:equation chart:display-equation="true" chart:display-r-square="true" svg:x="7.478cm" svg:y="4.623cm" chart:style-name="ch10"/>
            </chart:regression-curve>
            <chart:data-point chart:repeated="3"/>
          </chart:series>
          <chart:series chart:style-name="ch11" chart:values-cell-range-address="Sheet7.C5:Sheet7.C7" chart:label-cell-address="Sheet7.C4:Sheet7.C4" chart:class="chart:scatter">
            <chart:regression-curve chart:style-name="ch12">
              <chart:equation chart:display-equation="true" chart:display-r-square="true" svg:x="3.231cm" svg:y="1.905cm" chart:style-name="ch10"/>
            </chart:regression-curve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V</text:p>
                <draw:g>
                  <svg:desc>Sheet7.B4:Sheet7.B4</svg:desc>
                </draw:g>
              </table:table-cell>
              <table:table-cell office:value-type="string">
                <text:p>10V</text:p>
                <draw:g>
                  <svg:desc>Sheet7.C4:Sheet7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5:Sheet7.A7</svg:desc>
                </draw:g>
              </table:table-cell>
              <table:table-cell office:value-type="float" office:value="66">
                <text:p>66</text:p>
                <draw:g>
                  <svg:desc>Sheet7.B5:Sheet7.B7</svg:desc>
                </draw:g>
              </table:table-cell>
              <table:table-cell office:value-type="float" office:value="74">
                <text:p>74</text:p>
                <draw:g>
                  <svg:desc>Sheet7.C5:Sheet7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2380440016309">
                <text:p>1.92380440016309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number:number-style style:name="N13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 chart:error-upper-range="Sheet8.N9:Sheet8.N21" chart:error-lower-range="Sheet8.N9:Sheet8.N21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aximum="1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 style:data-style-name="N13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amed-symbol" chart:symbol-name="plus" chart:symbol-width="0.25cm" chart:symbol-height="0.25cm" loext:label-stroke-color="#3465a4" chart:link-data-style-to-source="true" chart:error-category="constant" chart:error-upper-range="Sheet8.N9:Sheet8.N21" chart:error-lower-range="Sheet8.N9:Sheet8.N21" chart:data-label-number="none" chart:data-label-text="true" chart:data-label-symbol="false" chart:label-position="right"/>
      <style:graphic-properties draw:stroke="none" svg:stroke-width="0.08cm" svg:stroke-color="#2a6099" draw:fill-color="#2a6099"/>
      <style:text-properties fo:color="#2a6099" fo:font-size="11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ff0000"/>
    </style:style>
    <style:style style:name="ch10" style:family="chart" style:data-style-name="N129">
      <style:text-properties fo:color="#ff0000" fo:font-size="11pt"/>
    </style:style>
    <style:style style:name="ch11" style:family="chart">
      <style:chart-properties chart:error-upper-indicator="true" chart:error-lower-indicator="true" chart:error-category="cell-range" chart:error-upper-range="Sheet8.L15:Sheet8.L21" chart:error-lower-range="Sheet8.L15:Sheet8.L21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lower-limit="0" chart:error-upper-indicator="true" chart:error-lower-indicator="false" chart:error-category="constant" loext:std-weight="1"/>
      <style:graphic-properties draw:stroke="none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plus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39cm" svg:height="14.217cm" xlink:href=".." xlink:type="simple" chart:class="chart:scatter" chart:style-name="ch1">
        <chart:plot-area chart:style-name="ch2" table:cell-range-address="Sheet8.A15:Sheet8.B21 Sheet8.D15:Sheet8.D21" chart:data-source-has-labels="column" svg:x="1.44cm" svg:y="0.203cm" svg:width="18.614cm" svg:height="12.746cm">
          <chartooo:coordinate-region svg:x="2.22cm" svg:y="0.429cm" svg:width="17.515cm" svg:height="11.82cm"/>
          <chart:axis chart:dimension="x" chart:name="primary-x" chart:style-name="ch3" chartooo:axis-type="auto">
            <chart:title svg:x="9.737cm" svg:y="13.233cm" chart:style-name="ch4">
              <text:p>Channel [-]</text:p>
            </chart:title>
            <chart:categories table:cell-range-address="Sheet8.A15:Sheet8.A21"/>
          </chart:axis>
          <chart:axis chart:dimension="y" chart:name="primary-y" chart:style-name="ch5">
            <chart:title svg:x="0.348cm" svg:y="7.824cm" chart:style-name="ch6">
              <text:p>Energy [MeV]</text:p>
            </chart:title>
            <chart:grid chart:style-name="ch7" chart:class="major"/>
          </chart:axis>
          <chart:series chart:style-name="ch8" chart:values-cell-range-address="Sheet8.D15:Sheet8.D21" chart:class="chart:scatter">
            <chart:domain table:cell-range-address="Sheet8.B15:Sheet8.B21"/>
            <chart:regression-curve chart:style-name="ch9">
              <chart:equation chart:display-equation="true" chart:display-r-square="true" svg:x="6.876cm" svg:y="2.976cm" chart:style-name="ch10"/>
            </chart:regression-curve>
            <chart:error-indicator chart:style-name="ch11" chart:dimension="x"/>
            <chart:error-indicator chart:style-name="ch12" chart:dimension="y"/>
            <chart:data-point/>
            <chart:data-point chart:style-name="ch13" chart:repeated="2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        He150</text:p>
                <draw:g>
                  <svg:desc>Sheet8.A15:Sheet8.A21</svg:desc>
                </draw:g>
              </table:table-cell>
              <table:table-cell office:value-type="float" office:value="29">
                <text:p>29</text:p>
                <draw:g>
                  <svg:desc>Sheet8.B15:Sheet8.B21</svg:desc>
                </draw:g>
              </table:table-cell>
              <table:table-cell office:value-type="float" office:value="1.257">
                <text:p>1.257</text:p>
                <draw:g>
                  <svg:desc>Sheet8.D15:Sheet8.D21</svg:desc>
                </draw:g>
              </table:table-cell>
              <table:table-cell office:value-type="float" office:value="3">
                <text:p>3</text:p>
                <draw:g>
                  <svg:desc>Sheet8.L15:Sheet8.L21</svg:desc>
                </draw:g>
              </table:table-cell>
              <table:table-cell office:value-type="float" office:value="3">
                <text:p>3</text:p>
                <draw:g>
                  <svg:desc>Sheet8.L15:Sheet8.L21</svg:desc>
                </draw:g>
              </table:table-cell>
            </table:table-row>
            <table:table-row>
              <table:table-cell office:value-type="string">
                <text:p>         He150+BF1</text:p>
              </table:table-cell>
              <table:table-cell office:value-type="float" office:value="71">
                <text:p>71</text:p>
              </table:table-cell>
              <table:table-cell office:value-type="float" office:value="2.832">
                <text:p>2.83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      p+</text:p>
              </table:table-cell>
              <table:table-cell office:value-type="float" office:value="26">
                <text:p>26</text:p>
              </table:table-cell>
              <table:table-cell office:value-type="float" office:value="1.01">
                <text:p>1.0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      p+ (3+4)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   Pu</text:p>
              </table:table-cell>
              <table:table-cell office:value-type="float" office:value="138">
                <text:p>138</text:p>
              </table:table-cell>
              <table:table-cell office:value-type="float" office:value="5.156">
                <text:p>5.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Am</text:p>
              </table:table-cell>
              <table:table-cell office:value-type="float" office:value="147">
                <text:p>147</text:p>
              </table:table-cell>
              <table:table-cell office:value-type="float" office:value="5.486">
                <text:p>5.48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129">
      <style:text-properties fo:color="#2a6099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label-position="righ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00" loext:regression-extrapolate-backward="100" loext:regression-force-intercept="false" loext:regression-intercept-value="0" chart:regression-type="linear"/>
      <style:graphic-properties svg:stroke-color="#ff420e"/>
    </style:style>
    <style:style style:name="ch12" style:family="chart" style:data-style-name="N129">
      <style:text-properties fo:color="#ff0000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14cm" svg:height="12.88cm" xlink:href=".." xlink:type="simple" chart:class="chart:scatter" chart:column-mapping="0" chart:style-name="ch1">
        <chart:plot-area chart:style-name="ch2" table:cell-range-address="Liulin.A3:Liulin.A10 Liulin.B3:Liulin.C8 Liulin.C3:Liulin.C10" chart:data-source-has-labels="column" svg:x="0.432cm" svg:y="0.257cm" svg:width="20.75cm" svg:height="12.366cm">
          <chartooo:coordinate-region svg:x="0.868cm" svg:y="0.457cm" svg:width="19.849cm" svg:height="11.519cm"/>
          <chart:axis chart:dimension="x" chart:name="primary-x" chart:style-name="ch3" chartooo:axis-type="auto">
            <chart:categories table:cell-range-address="Liulin.A3:Liulin.A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iulin.C3:Liulin.C8" chart:class="chart:scatter">
            <chart:domain table:cell-range-address="Liulin.B3:Liulin.B8"/>
            <chart:regression-curve chart:style-name="ch6">
              <chart:equation chart:display-equation="true" chart:display-r-square="true" chart:style-name="ch7"/>
            </chart:regression-curve>
            <chart:data-point chart:repeated="2"/>
            <chart:data-point chart:style-name="ch8"/>
            <chart:data-point chart:repeated="3"/>
          </chart:series>
          <chart:series chart:style-name="ch9" chart:values-cell-range-address="Liulin.C3:Liulin.C10" chart:class="chart:scatter">
            <chart:domain table:cell-range-address="Liulin.B3:Liulin.B10"/>
            <chart:data-point chart:repeated="8"/>
          </chart:series>
          <chart:series chart:style-name="ch10" chart:values-cell-range-address="Liulin.C9:Liulin.C10" chart:class="chart:scatter">
            <chart:domain table:cell-range-address="Liulin.B9:Liulin.B10"/>
            <chart:regression-curve chart:style-name="ch11">
              <chart:equation chart:display-equation="true" chart:display-r-square="true" svg:x="10.427cm" svg:y="8.497cm" chart:style-name="ch12"/>
            </chart:regression-curve>
            <chart:data-point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400</text:p>
                <draw:g>
                  <svg:desc>Liulin.A3:Liulin.A10</svg:desc>
                </draw:g>
              </table:table-cell>
              <table:table-cell office:value-type="float" office:value="87">
                <text:p>87</text:p>
                <draw:g>
                  <svg:desc>Liulin.B3:Liulin.B8</svg:desc>
                </draw:g>
              </table:table-cell>
              <table:table-cell office:value-type="float" office:value="6.153">
                <text:p>6.153</text:p>
                <draw:g>
                  <svg:desc>Liulin.C3:Liulin.C8</svg:desc>
                </draw:g>
              </table:table-cell>
              <table:table-cell office:value-type="float" office:value="87">
                <text:p>87</text:p>
                <draw:g>
                  <svg:desc>Liulin.B3:Liulin.B10</svg:desc>
                </draw:g>
              </table:table-cell>
              <table:table-cell office:value-type="float" office:value="6.153">
                <text:p>6.153</text:p>
                <draw:g>
                  <svg:desc>Liulin.C3:Liulin.C10</svg:desc>
                </draw:g>
              </table:table-cell>
              <table:table-cell office:value-type="float" office:value="16">
                <text:p>16</text:p>
                <draw:g>
                  <svg:desc>Liulin.B9:Liulin.B10</svg:desc>
                </draw:g>
              </table:table-cell>
              <table:table-cell office:value-type="float" office:value="1.257">
                <text:p>1.257</text:p>
                <draw:g>
                  <svg:desc>Liulin.C9:Liulin.C10</svg:desc>
                </draw:g>
              </table:table-cell>
            </table:table-row>
            <table:table-row>
              <table:table-cell office:value-type="string">
                <text:p>C400+BF</text:p>
              </table:table-cell>
              <table:table-cell office:value-type="float" office:value="129">
                <text:p>129</text:p>
              </table:table-cell>
              <table:table-cell office:value-type="float" office:value="8.787">
                <text:p>8.787</text:p>
              </table:table-cell>
              <table:table-cell office:value-type="float" office:value="129">
                <text:p>129</text:p>
              </table:table-cell>
              <table:table-cell office:value-type="float" office:value="8.787">
                <text:p>8.787</text:p>
              </table:table-cell>
              <table:table-cell office:value-type="float" office:value="43">
                <text:p>43</text:p>
              </table:table-cell>
              <table:table-cell office:value-type="float" office:value="2.832">
                <text:p>2.83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83">
                <text:p>83</text:p>
              </table:table-cell>
              <table:table-cell office:value-type="float" office:value="6.051">
                <text:p>6.051</text:p>
              </table:table-cell>
              <table:table-cell office:value-type="float" office:value="83">
                <text:p>83</text:p>
              </table:table-cell>
              <table:table-cell office:value-type="float" office:value="6.051">
                <text:p>6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51">
                <text:p>51</text:p>
              </table:table-cell>
              <table:table-cell office:value-type="float" office:value="3.855">
                <text:p>3.855</text:p>
              </table:table-cell>
              <table:table-cell office:value-type="float" office:value="51">
                <text:p>51</text:p>
              </table:table-cell>
              <table:table-cell office:value-type="float" office:value="3.855">
                <text:p>3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26">
                <text:p>26</text:p>
              </table:table-cell>
              <table:table-cell office:value-type="float" office:value="2.252">
                <text:p>2.252</text:p>
              </table:table-cell>
              <table:table-cell office:value-type="float" office:value="26">
                <text:p>26</text:p>
              </table:table-cell>
              <table:table-cell office:value-type="float" office:value="2.252">
                <text:p>2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11">
                <text:p>11</text:p>
              </table:table-cell>
              <table:table-cell office:value-type="float" office:value="0.999">
                <text:p>0.999</text:p>
              </table:table-cell>
              <table:table-cell office:value-type="float" office:value="11">
                <text:p>11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.257">
                <text:p>1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150+BF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.832">
                <text:p>2.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Sheet1.B22:Sheet1.C38 Sheet1.C41:Sheet1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2:Sheet1.C38" chart:class="chart:scatter">
            <chart:domain table:cell-range-address="Sheet1.B22:Sheet1.B38"/>
            <chart:regression-curve chart:style-name="ch7"/>
            <chart:data-point chart:repeated="17"/>
          </chart:series>
          <chart:series chart:style-name="ch8" chart:values-cell-range-address="Sheet1.C41:Sheet1.C42" chart:class="chart:scatter">
            <chart:domain table:cell-range-address="Sheet1.B41:Sheet1.B42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.B22:Sheet1.B38</svg:desc>
                </draw:g>
              </table:table-cell>
              <table:table-cell office:value-type="float" office:value="6153">
                <text:p>6153</text:p>
                <draw:g>
                  <svg:desc>Sheet1.C22:Sheet1.C38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160">
                <text:p>5160</text:p>
                <draw:g>
                  <svg:desc>Sheet1.C41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29"/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3:Sheet1_2.C19" svg:x="0.269cm" svg:y="0.151cm" svg:width="12.939cm" svg:height="7.279cm">
          <chartooo:coordinate-region svg:x="1.261cm" svg:y="0.35cm" svg:width="11.482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3:Sheet1_2.C19" chart:class="chart:scatter">
            <chart:domain table:cell-range-address="Sheet1_2.B3:Sheet1_2.B19"/>
            <chart:regression-curve chart:style-name="ch6">
              <chart:equation chart:display-equation="true" chart:display-r-square="true" chart:style-name="ch7"/>
            </chart:regression-curve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19</svg:desc>
                </draw:g>
              </table:table-cell>
              <table:table-cell office:value-type="float" office:value="6153">
                <text:p>6153</text:p>
                <draw:g>
                  <svg:desc>Sheet1_2.C3:Sheet1_2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29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27:Sheet1_2.C32" svg:x="0.269cm" svg:y="0.151cm" svg:width="12.939cm" svg:height="7.279cm">
          <chartooo:coordinate-region svg:x="1.261cm" svg:y="0.35cm" svg:width="11.667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27:Sheet1_2.C32" chart:class="chart:scatter">
            <chart:domain table:cell-range-address="Sheet1_2.B27:Sheet1_2.B32"/>
            <chart:regression-curve chart:style-name="ch6">
              <chart:equation chart:display-equation="true" chart:display-r-square="true"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_2.B27:Sheet1_2.B32</svg:desc>
                </draw:g>
              </table:table-cell>
              <table:table-cell office:value-type="float" office:value="1000">
                <text:p>1000</text:p>
                <draw:g>
                  <svg:desc>Sheet1_2.C27:Sheet1_2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15cm" chart:symbol-height="0.1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color="#2a6099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7" style:family="chart" style:data-style-name="N129">
      <style:text-properties fo:color="#ff0000"/>
    </style:style>
    <style:style style:name="ch8" style:family="chart">
      <style:chart-properties chart:error-upper-indicator="true" chart:error-lower-indicator="true" chart:error-category="cell-range" chart:error-upper-range="Sheet5.M5:Sheet5.M17" chart:error-lower-range="Sheet5.M5:Sheet5.M17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plus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42cm" svg:height="12.92cm" xlink:href=".." xlink:type="simple" chart:class="chart:scatter" chart:style-name="ch1">
        <chart:plot-area chart:style-name="ch2" table:cell-range-address="Sheet5.B5:Sheet5.C17 Sheet5.F5:Sheet5.F17" chart:data-source-has-labels="column" svg:x="0.38cm" svg:y="0.258cm" svg:width="18.282cm" svg:height="12.404cm">
          <chartooo:coordinate-region svg:x="0.816cm" svg:y="0.457cm" svg:width="17.381cm" svg:height="11.558cm"/>
          <chart:axis chart:dimension="x" chart:name="primary-x" chart:style-name="ch3" chartooo:axis-type="auto">
            <chart:categories table:cell-range-address="Sheet5.B5:Sheet5.B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.F5:Sheet5.F17" chart:class="chart:scatter">
            <chart:domain table:cell-range-address="Sheet5.C5:Sheet5.C17"/>
            <chart:regression-curve chart:style-name="ch6">
              <chart:equation chart:display-equation="true" chart:display-r-square="true" svg:x="3.121cm" svg:y="1.887cm" chart:style-name="ch7"/>
            </chart:regression-curve>
            <chart:error-indicator chart:style-name="ch8" chart:dimension="x"/>
            <chart:data-point chart:repeated="3"/>
            <chart:data-point chart:style-name="ch9"/>
            <chart:data-point chart:repeated="6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           C400</text:p>
                <draw:g>
                  <svg:desc>Sheet5.B5:Sheet5.B17</svg:desc>
                </draw:g>
              </table:table-cell>
              <table:table-cell office:value-type="float" office:value="142">
                <text:p>142</text:p>
                <draw:g>
                  <svg:desc>Sheet5.C5:Sheet5.C17</svg:desc>
                </draw:g>
              </table:table-cell>
              <table:table-cell office:value-type="float" office:value="6.153">
                <text:p>6.153</text:p>
                <draw:g>
                  <svg:desc>Sheet5.F5:Sheet5.F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  <table:table-cell office:value-type="float" office:value="10">
                <text:p>10</text:p>
                <draw:g>
                  <svg:desc>Sheet5.M5:Sheet5.M17</svg:desc>
                </draw:g>
              </table:table-cell>
            </table:table-row>
            <table:table-row>
              <table:table-cell office:value-type="string">
                <text:p>          C400+BF</text:p>
              </table:table-cell>
              <table:table-cell office:value-type="float" office:value="208">
                <text:p>208</text:p>
              </table:table-cell>
              <table:table-cell office:value-type="float" office:value="8.787">
                <text:p>8.78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       B</text:p>
              </table:table-cell>
              <table:table-cell office:value-type="float" office:value="138">
                <text:p>138</text:p>
              </table:table-cell>
              <table:table-cell office:value-type="float" office:value="6.051">
                <text:p>6.05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          Be</text:p>
              </table:table-cell>
              <table:table-cell office:value-type="float" office:value="85">
                <text:p>85</text:p>
              </table:table-cell>
              <table:table-cell office:value-type="float" office:value="3.855">
                <text:p>3.8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        Li</text:p>
              </table:table-cell>
              <table:table-cell office:value-type="float" office:value="47">
                <text:p>47</text:p>
              </table:table-cell>
              <table:table-cell office:value-type="float" office:value="2.252">
                <text:p>2.25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     He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  He15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  He150+BF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          He150+BF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         p+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        p+ (3+4)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      Pu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           Am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29"/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_2.F3:Sheet1_2.F22 Sheet1_2.C3:Sheet1_2.C22" svg:x="0.32cm" svg:y="0.18cm" svg:width="15.36cm" svg:height="8.64cm">
          <chartooo:coordinate-region svg:x="1.312cm" svg:y="0.379cm" svg:width="13.9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3:Sheet1_2.C22" chart:class="chart:scatter">
            <chart:domain table:cell-range-address="Sheet1_2.F3:Sheet1_2.F22"/>
            <chart:regression-curve chart:style-name="ch7">
              <chart:equation chart:display-equation="true" chart:display-r-square="true" chart:style-name="ch8"/>
            </chart:regression-curve>
            <chart:data-point chart:style-name="ch9"/>
            <chart:data-point/>
            <chart:data-point chart:style-name="ch9" chart:repeated="2"/>
            <chart:data-point chart:repeated="7"/>
            <chart:data-point chart:style-name="ch9" chart:repeated="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Sheet1_2.F3:Sheet1_2.F22</svg:desc>
                </draw:g>
              </table:table-cell>
              <table:table-cell office:value-type="float" office:value="6153">
                <text:p>6153</text:p>
                <draw:g>
                  <svg:desc>Sheet1_2.C3:Sheet1_2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">
                <text:p>212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">
                <text:p>142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Sheet1.B22:Sheet1.B32 Sheet1.D22:Sheet1.D32 Sheet1.C41:Sheet1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2:Sheet1.D32" chart:class="chart:scatter">
            <chart:domain table:cell-range-address="Sheet1.B22:Sheet1.B32"/>
            <chart:regression-curve chart:style-name="ch7"/>
            <chart:data-point chart:repeated="11"/>
          </chart:series>
          <chart:series chart:style-name="ch8" chart:values-cell-range-address="Sheet1.C41:Sheet1.C42" chart:class="chart:scatter">
            <chart:domain table:cell-range-address="Sheet1.B41:Sheet1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.B22:Sheet1.B32</svg:desc>
                </draw:g>
              </table:table-cell>
              <table:table-cell office:value-type="float" office:value="5435.15">
                <text:p>5435.15</text:p>
                <draw:g>
                  <svg:desc>Sheet1.D22:Sheet1.D32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160">
                <text:p>5160</text:p>
                <draw:g>
                  <svg:desc>Sheet1.C41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129">
      <style:text-properties fo:color="#ff0000" fo:font-size="15pt"/>
    </style:style>
    <style:style style:name="ch10" style:family="chart">
      <style:chart-properties chart:error-lower-limit="2" chart:error-upper-limit="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51cm" svg:height="14.079cm" xlink:href=".." xlink:type="simple" chart:class="chart:scatter" chart:style-name="ch1">
        <chart:plot-area chart:style-name="ch2" table:cell-range-address="Sheet1_2.B3:Sheet1_2.B22 Sheet1_2.E3:Sheet1_2.E22" svg:x="2.059cm" svg:y="0.298cm" svg:width="21.992cm" svg:height="12.941cm">
          <chartooo:coordinate-region svg:x="2.601cm" svg:y="0.59cm" svg:width="21.012cm" svg:height="11.817cm"/>
          <chart:axis chart:dimension="x" chart:name="primary-x" chart:style-name="ch3">
            <chart:title svg:x="11.663cm" svg:y="13.179cm" chart:style-name="ch4">
              <text:p>Channel [-]</text:p>
            </chart:title>
          </chart:axis>
          <chart:axis chart:dimension="y" chart:name="primary-y" chart:style-name="ch3">
            <chart:title svg:x="0.67cm" svg:y="8.477cm" chart:style-name="ch5">
              <text:p>Energy [MeV]</text:p>
            </chart:title>
            <chart:grid chart:style-name="ch6" chart:class="major"/>
          </chart:axis>
          <chart:series chart:style-name="ch7" chart:values-cell-range-address="Sheet1_2.E3:Sheet1_2.E22" chart:class="chart:scatter">
            <chart:domain table:cell-range-address="Sheet1_2.B3:Sheet1_2.B22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  <chart:data-point chart:style-name="ch12"/>
            <chart:data-point chart:repeated="8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.16679679526521">
                <text:p>8.16679679526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8933634704349">
                <text:p>0.338933634704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24167700850392">
                <text:p>1.24167700850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84334086724673">
                <text:p>2.84334086724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  <table:table-cell office:value-type="float" office:value="5.41368399459507">
                <text:p>5.41368399459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5.76071501988962">
                <text:p>5.760715019889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top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9" style:family="chart" style:data-style-name="N129">
      <style:text-properties fo:color="#ff0000" fo:font-size="14pt"/>
    </style:style>
    <style:style style:name="ch10" style:family="chart">
      <style:chart-properties chart:error-upper-indicator="true" chart:error-lower-indicator="true" chart:error-category="cell-range" chart:error-upper-range="Sheet1.L22:Sheet1.L27" chart:error-lower-range="Sheet1.L22:Sheet1.L2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L41:Sheet1.L42" chart:error-lower-range="Sheet1.L41:Sheet1.L42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29"/>
    <style:style style:name="ch19" style:family="chart">
      <style:chart-properties chart:error-upper-indicator="true" chart:error-lower-indicator="true" chart:error-category="cell-range" chart:error-upper-range="Sheet1.L30:Sheet1.L32" chart:error-lower-range="Sheet1.L30:Sheet1.L32" loext:std-weight="1"/>
      <style:graphic-properties draw:stroke="solid" svg:stroke-width="0cm" svg:stroke-color="#000000" svg:stroke-opacity="100%" draw:stroke-linejoin="round"/>
    </style:style>
    <style:style style:name="ch20" style:family="chart">
      <style:chart-properties chart:solid-type="cuboid" chart:symbol-type="named-symbol" chart:symbol-name="diamond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9.563cm" svg:height="18.474cm" xlink:href=".." xlink:type="simple" chart:class="chart:scatter" chart:style-name="ch1">
        <chart:plot-area chart:style-name="ch2" table:cell-range-address="Sheet1.A41:Sheet1.A42 Sheet1.G22:Sheet1.G27 Sheet1.E22:Sheet1.E27 Sheet1.E37:Sheet1.E38 Sheet1.E41:Sheet1.E42 Sheet1.E30:Sheet1.E32" chart:data-source-has-labels="both" svg:x="1.894cm" svg:y="0.369cm" svg:width="27.078cm" svg:height="16.463cm">
          <chartooo:coordinate-region svg:x="2.436cm" svg:y="0.648cm" svg:width="26.098cm" svg:height="15.378cm"/>
          <chart:axis chart:dimension="x" chart:name="primary-x" chart:style-name="ch3" chartooo:axis-type="auto">
            <chart:title svg:x="14.1cm" svg:y="17.201cm" chart:style-name="ch4">
              <text:p>Channel [-]</text:p>
            </chart:title>
            <chart:categories table:cell-range-address="Sheet1.A41:Sheet1.A42"/>
          </chart:axis>
          <chart:axis chart:dimension="y" chart:name="primary-y" chart:style-name="ch3">
            <chart:title svg:x="0.451cm" svg:y="10.237cm" chart:style-name="ch5">
              <text:p>Energy [MeV]</text:p>
            </chart:title>
            <chart:grid chart:style-name="ch6" chart:class="major"/>
          </chart:axis>
          <chart:series chart:style-name="ch7" chart:values-cell-range-address="Sheet1.E22:Sheet1.E27" chart:class="chart:scatter">
            <chart:domain table:cell-range-address="Sheet1.G22:Sheet1.G27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data-point chart:repeated="2"/>
            <chart:data-point chart:style-name="ch11" chart:repeated="3"/>
            <chart:data-point/>
          </chart:series>
          <chart:series chart:style-name="ch12" chart:values-cell-range-address="Sheet1.E37:Sheet1.E38" chart:class="chart:scatter">
            <chart:domain table:cell-range-address="Sheet1.B37:Sheet1.B38"/>
            <chart:error-indicator chart:style-name="ch13" chart:dimension="x"/>
            <chart:data-point/>
            <chart:data-point chart:style-name="ch14"/>
          </chart:series>
          <chart:series chart:style-name="ch15" chart:values-cell-range-address="Sheet1.E41:Sheet1.E42" chart:label-cell-address="Sheet1.A41:Sheet1.A42" chart:class="chart:scatter">
            <chart:domain table:cell-range-address="Sheet1.B41:Sheet1.B42"/>
            <chart:error-indicator chart:style-name="ch13" chart:dimension="x"/>
            <chart:data-point chart:repeated="2"/>
          </chart:series>
          <chart:series chart:style-name="ch16" chart:values-cell-range-address="Sheet1.E30:Sheet1.E32" chart:class="chart:scatter">
            <chart:domain table:cell-range-address="Sheet1.B30:Sheet1.B32"/>
            <chart:regression-curve chart:style-name="ch17">
              <chart:equation chart:display-equation="true" chart:display-r-square="true" svg:x="14.87cm" svg:y="8.872cm" chart:style-name="ch18"/>
            </chart:regression-curve>
            <chart:error-indicator chart:style-name="ch19" chart:dimension="x"/>
            <chart:data-point/>
            <chart:data-point chart:style-name="ch20"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Pu-239 Am-241</text:p>
                <text:list>
                  <text:list-item>
                    <text:p>Pu-239</text:p>
                  </text:list-item>
                  <text:list-item>
                    <text:p>Am-241</text:p>
                  </text:list-item>
                </text:list>
                <draw:g>
                  <svg:desc>Sheet1.A41:Sheet1.A4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Pu-239</text:p>
                <draw:g>
                  <svg:desc>Sheet1.A41:Sheet1.A42</svg:desc>
                </draw:g>
              </table:table-cell>
              <table:table-cell office:value-type="float" office:value="145">
                <text:p>145</text:p>
                <draw:g>
                  <svg:desc>Sheet1.G22:Sheet1.G27</svg:desc>
                </draw:g>
              </table:table-cell>
              <table:table-cell office:value-type="float" office:value="5.43515">
                <text:p>5.43515</text:p>
                <draw:g>
                  <svg:desc>Sheet1.E22:Sheet1.E27</svg:desc>
                </draw:g>
              </table:table-cell>
              <table:table-cell office:value-type="float" office:value="10">
                <text:p>10</text:p>
                <draw:g>
                  <svg:desc>Sheet1.L22:Sheet1.L27</svg:desc>
                </draw:g>
              </table:table-cell>
              <table:table-cell office:value-type="float" office:value="10">
                <text:p>10</text:p>
                <draw:g>
                  <svg:desc>Sheet1.L22:Sheet1.L27</svg:desc>
                </draw:g>
              </table:table-cell>
              <table:table-cell office:value-type="float" office:value="26">
                <text:p>26</text:p>
                <draw:g>
                  <svg:desc>Sheet1.B37:Sheet1.B38</svg:desc>
                </draw:g>
              </table:table-cell>
              <table:table-cell office:value-type="float" office:value="1.01">
                <text:p>1.01</text:p>
                <draw:g>
                  <svg:desc>Sheet1.E37:Sheet1.E38</svg:desc>
                </draw:g>
              </table:table-cell>
              <table:table-cell office:value-type="float" office:value="1">
                <text:p>1</text:p>
                <draw:g>
                  <svg:desc>Sheet1.L41:Sheet1.L42</svg:desc>
                </draw:g>
              </table:table-cell>
              <table:table-cell office:value-type="float" office:value="1">
                <text:p>1</text:p>
                <draw:g>
                  <svg:desc>Sheet1.L41:Sheet1.L42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.16">
                <text:p>5.16</text:p>
                <draw:g>
                  <svg:desc>Sheet1.E41:Sheet1.E42</svg:desc>
                </draw:g>
              </table:table-cell>
              <table:table-cell office:value-type="float" office:value="1">
                <text:p>1</text:p>
                <draw:g>
                  <svg:desc>Sheet1.L41:Sheet1.L42</svg:desc>
                </draw:g>
              </table:table-cell>
              <table:table-cell office:value-type="float" office:value="1">
                <text:p>1</text:p>
                <draw:g>
                  <svg:desc>Sheet1.L41:Sheet1.L42</svg:desc>
                </draw:g>
              </table:table-cell>
              <table:table-cell office:value-type="float" office:value="29">
                <text:p>29</text:p>
                <draw:g>
                  <svg:desc>Sheet1.B30:Sheet1.B32</svg:desc>
                </draw:g>
              </table:table-cell>
              <table:table-cell office:value-type="float" office:value="1.11035">
                <text:p>1.11035</text:p>
                <draw:g>
                  <svg:desc>Sheet1.E30:Sheet1.E32</svg:desc>
                </draw:g>
              </table:table-cell>
              <table:table-cell office:value-type="float" office:value="3">
                <text:p>3</text:p>
                <draw:g>
                  <svg:desc>Sheet1.L30:Sheet1.L32</svg:desc>
                </draw:g>
              </table:table-cell>
              <table:table-cell office:value-type="float" office:value="3">
                <text:p>3</text:p>
                <draw:g>
                  <svg:desc>Sheet1.L30:Sheet1.L32</svg:desc>
                </draw:g>
              </table:table-cell>
            </table:table-row>
            <table:table-row>
              <table:table-cell office:value-type="string">
                <text:p>Am-241</text:p>
              </table:table-cell>
              <table:table-cell office:value-type="float" office:value="208">
                <text:p>208</text:p>
              </table:table-cell>
              <table:table-cell office:value-type="float" office:value="7.76185">
                <text:p>7.7618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1.74">
                <text:p>1.7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47">
                <text:p>147</text:p>
              </table:table-cell>
              <table:table-cell office:value-type="float" office:value="5.49">
                <text:p>5.4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71">
                <text:p>71</text:p>
              </table:table-cell>
              <table:table-cell office:value-type="float" office:value="2.5016">
                <text:p>2.501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5.34505">
                <text:p>5.3450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4.65">
                <text:p>4.6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3.40525">
                <text:p>3.405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.99015">
                <text:p>1.990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88245">
                <text:p>0.8824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